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5.181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104cm"/>
    </style:style>
    <style:style style:name="co28" style:family="table-column">
      <style:table-column-properties fo:break-before="auto" style:column-width="2.148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034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0.788cm"/>
    </style:style>
    <style:style style:name="co50" style:family="table-column">
      <style:table-column-properties fo:break-before="auto" style:column-width="4.002cm"/>
    </style:style>
    <style:style style:name="co51" style:family="table-column">
      <style:table-column-properties fo:break-before="auto" style:column-width="4.135cm"/>
    </style:style>
    <style:style style:name="co52" style:family="table-column">
      <style:table-column-properties fo:break-before="auto" style:column-width="0.947cm"/>
    </style:style>
    <style:style style:name="co53" style:family="table-column">
      <style:table-column-properties fo:break-before="auto" style:column-width="1.446cm"/>
    </style:style>
    <style:style style:name="co54" style:family="table-column">
      <style:table-column-properties fo:break-before="auto" style:column-width="15.18cm"/>
    </style:style>
    <style:style style:name="co55" style:family="table-column">
      <style:table-column-properties fo:break-before="auto" style:column-width="3.662cm"/>
    </style:style>
    <style:style style:name="co56" style:family="table-column">
      <style:table-column-properties fo:break-before="auto" style:column-width="1.372cm"/>
    </style:style>
    <style:style style:name="co57" style:family="table-column">
      <style:table-column-properties fo:break-before="auto" style:column-width="4.12cm"/>
    </style:style>
    <style:style style:name="co58" style:family="table-column">
      <style:table-column-properties fo:break-before="auto" style:column-width="0.626cm"/>
    </style:style>
    <style:style style:name="co59" style:family="table-column">
      <style:table-column-properties fo:break-before="auto" style:column-width="5.345cm"/>
    </style:style>
    <style:style style:name="co60" style:family="table-column">
      <style:table-column-properties fo:break-before="auto" style:column-width="1.198cm"/>
    </style:style>
    <style:style style:name="co61" style:family="table-column">
      <style:table-column-properties fo:break-before="auto" style:column-width="3.076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3.113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7.435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1.554cm"/>
    </style:style>
    <style:style style:name="co83" style:family="table-column">
      <style:table-column-properties fo:break-before="auto" style:column-width="2.08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928cm"/>
    </style:style>
    <style:style style:name="co87" style:family="table-column">
      <style:table-column-properties fo:break-before="auto" style:column-width="1.365cm"/>
    </style:style>
    <style:style style:name="co88" style:family="table-column">
      <style:table-column-properties fo:break-before="auto" style:column-width="1.584cm"/>
    </style:style>
    <style:style style:name="co89" style:family="table-column">
      <style:table-column-properties fo:break-before="auto" style:column-width="5.101cm"/>
    </style:style>
    <style:style style:name="co90" style:family="table-column">
      <style:table-column-properties fo:break-before="auto" style:column-width="3.304cm"/>
    </style:style>
    <style:style style:name="co91" style:family="table-column">
      <style:table-column-properties fo:break-before="auto" style:column-width="1.284cm"/>
    </style:style>
    <style:style style:name="co92" style:family="table-column">
      <style:table-column-properties fo:break-before="auto" style:column-width="1.831cm"/>
    </style:style>
    <style:style style:name="co93" style:family="table-column">
      <style:table-column-properties fo:break-before="auto" style:column-width="1.713cm"/>
    </style:style>
    <style:style style:name="co94" style:family="table-column">
      <style:table-column-properties fo:break-before="auto" style:column-width="2.286cm"/>
    </style:style>
    <style:style style:name="co95" style:family="table-column">
      <style:table-column-properties fo:break-before="auto" style:column-width="3.052cm"/>
    </style:style>
    <style:style style:name="co96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04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2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4" style:family="table-cell" style:parent-style-name="Default">
      <style:table-cell-properties fo:background-color="transparent" style:vertical-align="middle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5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3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2" style:family="table-cell" style:parent-style-name="Default">
      <style:text-properties style:font-name="Avenir" fo:font-style="normal" style:font-style-asian="normal" style:font-style-complex="normal"/>
    </style:style>
    <style:style style:name="ce6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7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9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72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18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5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50" style:family="table-cell" style:parent-style-name="Default">
      <style:table-cell-properties style:vertical-align="middle"/>
      <style:text-properties style:font-name="Avenir"/>
    </style:style>
    <style:style style:name="ce1757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ackground-color="transparent" style:vertical-align="middle"/>
      <style:text-properties style:font-name="Avenir"/>
    </style:style>
    <style:style style:name="ce17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7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65" style:family="table-cell" style:parent-style-name="Default">
      <style:table-cell-properties style:vertical-align="middle"/>
      <style:text-properties style:use-window-font-color="true" style:font-name="Avenir"/>
    </style:style>
    <style:style style:name="ce176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6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wrap-option="no-wrap" style:vertical-align="middle"/>
    </style:style>
    <style:style style:name="ce1773" style:family="table-cell" style:parent-style-name="Default">
      <style:table-cell-properties fo:wrap-option="wrap" style:vertical-align="middle"/>
    </style:style>
    <style:style style:name="ce177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75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7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77" style:family="table-cell" style:parent-style-name="Default" style:data-style-name="N100">
      <style:text-properties style:font-name="Avenir1" fo:font-weight="bold"/>
    </style:style>
    <style:style style:name="ce177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79" style:family="table-cell" style:parent-style-name="Default" style:data-style-name="N100">
      <style:text-properties style:font-name="Avenir1" fo:font-weight="normal"/>
    </style:style>
    <style:style style:name="ce178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81" style:family="table-cell" style:parent-style-name="Default" style:data-style-name="N100">
      <style:text-properties fo:color="#ff0000" style:font-name="Avenir1" fo:font-weight="bold"/>
    </style:style>
    <style:style style:name="ce178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8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4" style:family="table-cell" style:parent-style-name="Default">
      <style:text-properties style:font-name="Avenir1" fo:font-weight="normal"/>
    </style:style>
    <style:style style:name="ce1510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5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5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5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5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5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56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91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fo:font-size="10pt" fo:font-weight="bold" style:font-size-asian="10pt" style:font-size-complex="10pt" style:font-weight-asian="bold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font-size-asian="10pt" style:font-size-complex="10pt" fo:font-weight="bold" style:font-weight-asian="bold" style:font-weight-complex="bold"/>
    </style:style>
    <style:style style:name="T2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5" style:family="text">
      <style:text-properties fo:color="#bf0041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0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2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3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6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7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8" table:condition="of:cell-content-is-in-list(szekunder_atfogo)" table:allow-empty-cell="true" table:display-list="unsorted" table:base-cell-address="Hátterek.A25">
          <table:error-message table:message-type="stop" table:display="true"/>
        </table:content-validation>
        <table:content-validation table:name="val69" table:condition="of:cell-content-is-in-list(szekunder_atlagos)" table:allow-empty-cell="true" table:display-list="unsorted" table:base-cell-address="Hátterek.H17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2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0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3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4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5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89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0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1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2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3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4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4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7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0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4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9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7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8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9" table:condition="of:cell-content-is-in-list(&quot;0&quot;;&quot;1&quot;;&quot;2&quot;;&quot;3&quot;;&quot;4&quot;)" table:allow-empty-cell="true" table:display-list="unsorted" table:base-cell-address="Misztikus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0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1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72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73" table:base-cell-address="Misztikus.I3">
          <table:help-message table:title="Ne módosítsd!" table:display="true">
            <text:p>A program számolja.</text:p>
            <text:p/>
            <text:p>Aura alap = Tapasztalati Szint + Önuralom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5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7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77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434" calcext:value-type="float">
            <text:p>434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1"/>
          <table:table-cell table:style-name="ce147" table:content-validation-name="val47" table:formula="of:=[$Data.$K$7]+([.$D$8]*(   ((2*[.C22])+[$Data.$K8])  +   ((2*[.$C23])+[Data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Hátterek.F25:.F27])+SUM([$Hátterek.F30:.F37])" office:value-type="float" office:value="276" calcext:value-type="float">
            <text:p>276</text:p>
          </table:table-cell>
          <table:table-cell table:style-name="ce646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6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416" calcext:value-type="float">
            <text:p>41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Data.$K$7]+([.$D$8]*((2*[.$C22])+[$Data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5">Harcmodor képzettségek (Átfogó) </text:span><text:span text:style-name="T6">🅿️</text:span></text:p>
          </table:table-cell>
          <table:covered-table-cell table:style-name="ce201"/>
          <table:covered-table-cell table:style-name="ce219"/>
          <table:covered-table-cell table:style-name="ce604"/>
          <table:covered-table-cell table:style-name="ce155"/>
          <table:table-cell table:style-name="ce646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7"/>
          <table:table-cell table:style-name="ce220" table:content-validation-name="val61" table:formula="of:=[.$J16]+ROUNDDOWN([$Harcértékek.$I$3]/10)" office:value-type="float" office:value="7" calcext:value-type="float">
            <text:p>7</text:p>
          </table:table-cell>
          <table:table-cell table:style-name="ce601" table:content-validation-name="val62" office:value-type="float" office:value="5" calcext:value-type="float">
            <text:p>5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34" calcext:value-type="float">
            <text:p>34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7"/>
          <table:table-cell table:style-name="ce220" table:content-validation-name="val61" table:formula="of:=[.$J17]+ROUNDDOWN([$Harcértékek.$I$3]/10)" office:value-type="float" office:value="8" calcext:value-type="float">
            <text:p>8</text:p>
          </table:table-cell>
          <table:table-cell table:style-name="ce601" table:content-validation-name="val62" office:value-type="float" office:value="6" calcext:value-type="float">
            <text:p>6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46" calcext:value-type="float">
            <text:p>46</text:p>
          </table:table-cell>
          <table:table-cell table:style-name="ce646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7"/>
          <table:table-cell table:style-name="ce220" table:content-validation-name="val61" table:formula="of:=[.$J18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7"/>
          <table:table-cell table:style-name="ce220" table:content-validation-name="val61" table:formula="of:=[.$J19]+ROUNDDOWN([$Harcértékek.$I$3]/10)" office:value-type="float" office:value="10" calcext:value-type="float">
            <text:p>10</text:p>
          </table:table-cell>
          <table:table-cell table:style-name="ce601" table:content-validation-name="val62" office:value-type="float" office:value="8" calcext:value-type="float">
            <text:p>8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76" calcext:value-type="float">
            <text:p>76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8"/>
          <table:table-cell table:style-name="ce220" table:content-validation-name="val61" table:formula="of:=[.$J20]+ROUNDDOWN([$Harcértékek.$I$3]/10)" office:value-type="float" office:value="9" calcext:value-type="float">
            <text:p>9</text:p>
          </table:table-cell>
          <table:table-cell table:style-name="ce601" table:content-validation-name="val62" office:value-type="float" office:value="7" calcext:value-type="float">
            <text:p>7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60" calcext:value-type="float">
            <text:p>60</text:p>
          </table:table-cell>
          <table:table-cell table:style-name="ce646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8"/>
          <table:table-cell table:style-name="ce220" table:content-validation-name="val61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8"/>
          <table:table-cell table:style-name="ce220" table:content-validation-name="val61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46" table:formula="of:=([.$M22]/[.$E$13])*100" office:value-type="float" office:value="33.6538461538462" calcext:value-type="float">
            <text:p>33,6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8"/>
          <table:table-cell table:style-name="ce220" table:content-validation-name="val61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Össz harcmodor</text:p>
          </table:table-cell>
          <table:table-cell table:style-name="ce646" table:formula="of:=SUM([.K16:.K23])" office:value-type="float" office:value="276" calcext:value-type="float">
            <text:p>276</text:p>
          </table:table-cell>
          <table:table-cell table:style-name="ce646" table:formula="of:=([.$M23]/[.$E$13])*100" office:value-type="float" office:value="66.3461538461538" calcext:value-type="float">
            <text:p>66,3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8"/>
          <table:table-cell table:style-name="ce220" table:content-validation-name="val61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6" table:content-validation-name="val64" office:value-type="string" calcext:value-type="string">
            <text:p>Primer képzettség</text:p>
          </table:table-cell>
          <table:table-cell table:style-name="ce646" table:formula="of:=SUM([.K28:.K29])+SUM([.K38:.K41])" office:value-type="float" office:value="0" calcext:value-type="float">
            <text:p>0</text:p>
          </table:table-cell>
          <table:table-cell table:style-name="ce646" table:formula="of:=([.$M24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6" office:value-type="string" calcext:value-type="string">
            <text:p>Mesterfegyver</text:p>
          </table:table-cell>
          <table:table-cell table:style-name="ce646" table:formula="of:=[.E53]" office:value-type="float" office:value="0" calcext:value-type="float">
            <text:p>0</text:p>
          </table:table-cell>
          <table:table-cell table:style-name="ce646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6" office:value-type="string" calcext:value-type="string">
            <text:p>Primer Fortélyok</text:p>
          </table:table-cell>
          <table:table-cell table:style-name="ce646" table:formula="of:=SUM([.E33:.E42])" office:value-type="float" office:value="0" calcext:value-type="float">
            <text:p>0</text:p>
          </table:table-cell>
          <table:table-cell table:style-name="ce646" table:formula="of:=([.$M26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6" office:value-type="string" calcext:value-type="string">
            <text:p>Pszí + Mágia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46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416" calcext:value-type="float">
            <text:p>416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2">Harci fortélyok </text:span><text:span text:style-name="T3"> </text:span><text:span text:style-name="T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8"/>
          <table:table-cell table:style-name="ce601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602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/>
          <table:table-cell table:style-name="ce159" table:content-validation-name="val46" table:formula="of:=[.$D32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35"/>
          <table:table-cell table:style-name="ce159" table:content-validation-name="val46" table:formula="of:=[.$D33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6"/>
          <table:table-cell table:style-name="ce159" table:content-validation-name="val46" table:formula="of:=[.$D34]*[$Data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7"/>
          <table:table-cell table:style-name="ce159" table:content-validation-name="val46" table:formula="of:=[.$D3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54" table:content-validation-name="val52"/>
          <table:table-cell table:style-name="ce229" table:content-validation-name="val62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8"/>
          <table:table-cell table:style-name="ce159" table:content-validation-name="val46" table:formula="of:=[.$D36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9"/>
          <table:table-cell table:style-name="ce159" table:content-validation-name="val46" table:formula="of:=[.$D37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40"/>
          <table:table-cell table:style-name="ce159" table:content-validation-name="val46" table:formula="of:=[.$D38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39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0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1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6" table:formula="of:=[.$D4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7">Nyomozás 🅿️</text:span></text:p>
          </table:table-cell>
          <table:covered-table-cell table:number-columns-repeated="2" table:style-name="ce234" table:content-validation-name="val59"/>
          <table:table-cell table:style-name="ce230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1"/>
          <table:table-cell table:style-name="ce159" table:content-validation-name="val46" table:formula="of:=IF(([Misztikus.E7]&gt;2);0;[.$D44]*[$Data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5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6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7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8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49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0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6" table:formula="of:=[.$D51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Data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Háttere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1" table:content-validation-name="val53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1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64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Data.K16]))-SUM([.C60:.C67])" office:value-type="float" office:value="8" calcext:value-type="float" table:number-columns-spanned="2" table:number-rows-spanned="1">
            <text:p>8 db</text:p>
          </table:table-cell>
          <table:covered-table-cell table:style-name="ce162"/>
          <table:table-cell table:style-name="ce5"/>
          <table:table-cell table:style-name="ce211" table:content-validation-name="val54" office:value-type="string" calcext:value-type="string">
            <text:p>Szakma:</text:p>
          </table:table-cell>
          <table:table-cell table:style-name="ce257" table:content-validation-name="val60" table:number-columns-spanned="2" table:number-rows-spanned="1"/>
          <table:covered-table-cell table:style-name="ce257" table:content-validation-name="val60"/>
          <table:table-cell table:style-name="ce231" table:content-validation-name="val62" office:value-type="float" office:value="0" calcext:value-type="float">
            <text:p>0</text:p>
          </table:table-cell>
          <table:table-cell table:style-name="ce320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3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5"/>
          <table:table-cell table:style-name="ce165" table:content-validation-name="val51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5"/>
          <table:table-cell table:style-name="ce166" table:content-validation-name="val51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282" table:content-validation-name="val63" table:number-columns-spanned="2" table:number-rows-spanned="1"/>
          <table:covered-table-cell table:style-name="ce282" table:content-validation-name="val63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8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276" calcext:value-type="float">
            <text:p>27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531" office:value-type="string" calcext:value-type="string" table:number-columns-spanned="3" table:number-rows-spanned="1">
            <text:p>Származás</text:p>
          </table:table-cell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6"/>
          <table:table-cell table:style-name="ce350" table:content-validation-name="val77" table:formula="of:=[Alapértékek.D55]" office:value-type="float" office:value="0" calcext:value-type="float">
            <text:p>0</text:p>
          </table:table-cell>
          <table:table-cell table:style-name="ce355" table:content-validation-name="val54"/>
          <table:table-cell table:style-name="ce461" table:content-validation-name="val79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4" table:number-columns-spanned="6" table:number-rows-spanned="1"/>
          <table:covered-table-cell table:number-columns-repeated="5" table:style-name="ce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5"/>
          <table:covered-table-cell table:style-name="ce543"/>
          <table:covered-table-cell/>
          <table:table-cell table:style-name="ce573" table:content-validation-name="val46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5"/>
          <table:covered-table-cell table:style-name="ce543"/>
          <table:covered-table-cell/>
          <table:table-cell table:style-name="ce575" table:content-validation-name="val94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9]) ;&quot;&quot;;VLOOKUP([.$A9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531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0]) ;&quot;&quot;;VLOOKUP([.$A10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36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7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1]) ;&quot;&quot;;VLOOKUP([.$A11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2]) ;&quot;&quot;;VLOOKUP([.$A12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3]) ;&quot;&quot;;VLOOKUP([.$A13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4]) ;&quot;&quot;;VLOOKUP([.$A14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5]) ;&quot;&quot;;VLOOKUP([.$A15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6]) ;&quot;&quot;;VLOOKUP([.$A16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7]) ;&quot;&quot;;VLOOKUP([.$A17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5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3" table:formula="of:=IF(ISBLANK([.$A18]) ;&quot;&quot;;VLOOKUP([.$A18];fortelyok_altalanos_full;2;0))">
            <text:p/>
          </table:table-cell>
          <table:table-cell table:style-name="ce111" table:content-validation-name="val54"/>
          <table:table-cell table:style-name="ce299" table:content-validation-name="val46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3" office:value-type="float" office:value="5" calcext:value-type="float">
            <text:p>5</text:p>
          </table:table-cell>
          <table:table-cell table:style-name="ce111" table:content-validation-name="val74"/>
          <table:table-cell table:style-name="ce446" table:content-validation-name="val46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6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42" table:content-validation-name="val6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2"/>
          <table:covered-table-cell table:style-name="ce560"/>
          <table:table-cell table:style-name="ce121" table:content-validation-name="val73" office:value-type="float" office:value="1" calcext:value-type="float">
            <text:p>1</text:p>
          </table:table-cell>
          <table:table-cell table:style-name="ce111" table:content-validation-name="val76"/>
          <table:table-cell table:style-name="ce446" table:content-validation-name="val46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498" table:content-validation-name="val80" table:number-columns-spanned="3" table:number-rows-spanned="1"/>
          <table:covered-table-cell table:style-name="ce518" table:content-validation-name="val80"/>
          <table:covered-table-cell table:style-name="ce518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0" table:number-columns-spanned="3" table:number-rows-spanned="1"/>
          <table:covered-table-cell table:style-name="ce519" table:content-validation-name="val80"/>
          <table:covered-table-cell table:style-name="ce519" table:content-validation-name="val83"/>
          <table:table-cell table:style-name="ce261" table:content-validation-name="val89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8" table:number-columns-spanned="4" table:number-rows-spanned="1"/>
          <table:covered-table-cell table:number-columns-repeated="2" table:style-name="ce729" table:content-validation-name="val68"/>
          <table:covered-table-cell table:content-validation-name="val68"/>
          <table:table-cell table:style-name="ce407" table:content-validation-name="val62" office:value-type="float" office:value="0" calcext:value-type="float">
            <text:p>0</text:p>
          </table:table-cell>
          <table:table-cell table:style-name="ce421" table:content-validation-name="val78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1" office:value-type="string" calcext:value-type="string" table:number-columns-spanned="2" table:number-rows-spanned="1">
            <text:p>saját kultúrkör</text:p>
          </table:table-cell>
          <table:covered-table-cell table:style-name="ce515"/>
          <table:table-cell table:style-name="ce522" table:content-validation-name="val84" office:value-type="float" office:value="3" calcext:value-type="float">
            <text:p>3</text:p>
          </table:table-cell>
          <table:table-cell table:style-name="ce550" table:content-validation-name="val90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5" table:content-validation-name="val54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4"/>
          <table:covered-table-cell/>
          <table:covered-table-cell table:style-name="ce213" table:content-validation-name="val54"/>
          <table:covered-table-cell table:style-name="ce388" table:content-validation-name="val54"/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5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4"/>
          <table:covered-table-cell/>
          <table:table-cell table:style-name="ce25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261" table:content-validation-name="val91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8" table:content-validation-name="val82" table:number-columns-spanned="2" table:number-rows-spanned="1"/>
          <table:covered-table-cell table:style-name="ce515"/>
          <table:table-cell table:style-name="ce518" table:content-validation-name="val86"/>
          <table:table-cell table:style-name="ce518"/>
          <table:table-cell table:style-name="ce547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5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6" table:content-validation-name="val69" table:number-columns-spanned="4" table:number-rows-spanned="1"/>
          <table:covered-table-cell table:number-columns-repeated="2" table:style-name="ce250" table:content-validation-name="val54"/>
          <table:covered-table-cell table:style-name="ce404"/>
          <table:table-cell table:style-name="ce439" table:content-validation-name="val62" office:value-type="float" office:value="0" calcext:value-type="float">
            <text:p>0</text:p>
          </table:table-cell>
          <table:table-cell table:style-name="ce320" table:content-validation-name="val78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61" office:value-type="string" calcext:value-type="string" table:number-columns-spanned="2" table:number-rows-spanned="1">
            <text:p>Hely</text:p>
          </table:table-cell>
          <table:covered-table-cell table:style-name="ce515"/>
          <table:table-cell table:style-name="ce387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69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2" office:value-type="float" office:value="0" calcext:value-type="float">
            <text:p>0</text:p>
          </table:table-cell>
          <table:table-cell table:style-name="ce480" table:content-validation-name="val78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515"/>
          <table:table-cell table:style-name="ce527" table:content-validation-name="val87" office:value-type="float" office:value="3" calcext:value-type="float">
            <text:p>3</text:p>
          </table:table-cell>
          <table:table-cell table:style-name="ce550" table:content-validation-name="val92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1" office:value-type="string" calcext:value-type="string" table:number-columns-spanned="2" table:number-rows-spanned="1">
            <text:p>Név</text:p>
          </table:table-cell>
          <table:covered-table-cell table:style-name="ce387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0" table:number-columns-spanned="2" table:number-rows-spanned="1"/>
          <table:covered-table-cell table:style-name="ce389" table:content-validation-name="val70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8" table:content-validation-name="val54" table:number-columns-spanned="2" table:number-rows-spanned="1"/>
          <table:covered-table-cell table:style-name="ce515" table:content-validation-name="val54"/>
          <table:table-cell table:style-name="ce518" table:content-validation-name="val88"/>
          <table:table-cell table:style-name="ce518" table:content-validation-name="val93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1" table:number-columns-spanned="2" table:number-rows-spanned="1"/>
          <table:covered-table-cell table:style-name="ce390" table:content-validation-name="val70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519" table:content-validation-name="val88"/>
          <table:table-cell table:style-name="ce519" table:content-validation-name="val93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27 Hátterek.E30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2"/>
        <table:table-column table:style-name="co25" table:default-cell-style-name="ce682"/>
        <table:table-column table:style-name="co26" table:default-cell-style-name="ce682"/>
        <table:table-column table:style-name="co27" table:default-cell-style-name="ce682"/>
        <table:table-column table:style-name="co28" table:number-columns-repeated="2" table:default-cell-style-name="ce682"/>
        <table:table-column table:style-name="co29" table:number-columns-repeated="3" table:default-cell-style-name="ce682"/>
        <table:table-column table:style-name="co30" table:default-cell-style-name="ce682"/>
        <table:table-column table:style-name="co14" table:default-cell-style-name="ce682"/>
        <table:table-column table:style-name="co31" table:default-cell-style-name="ce682"/>
        <table:table-column table:style-name="co32" table:default-cell-style-name="ce682"/>
        <table:table-column table:style-name="co33" table:default-cell-style-name="ce682"/>
        <table:table-column table:style-name="co34" table:default-cell-style-name="ce682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2"/>
        <table:table-column table:style-name="co14" table:number-columns-repeated="16128" table:default-cell-style-name="ce682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97"/>
          <table:covered-table-cell table:number-columns-repeated="2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3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3" table:content-validation-name="val128" office:value-type="string" calcext:value-type="string">
            <text:p>Módosítók</text:p>
          </table:table-cell>
          <table:table-cell table:style-name="ce683" table:content-validation-name="val135" office:value-type="string" calcext:value-type="string">
            <text:p>Összesen</text:p>
          </table:table-cell>
          <table:table-cell table:style-name="ce590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8" table:formula="of:=SUM([.B5:.B6])" office:value-type="float" office:value="28" calcext:value-type="float">
            <text:p>28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9" table:content-validation-name="val118" office:value-type="float" office:value="10" calcext:value-type="float">
            <text:p>10</text:p>
          </table:table-cell>
          <table:table-cell table:style-name="ce749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2" table:content-validation-name="val136" table:formula="of:=[.C4]+[.D4]" office:value-type="float" office:value="15" calcext:value-type="float">
            <text:p>15</text:p>
          </table:table-cell>
          <table:table-cell table:style-name="ce590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012" table:content-validation-name="val159" table:formula="of:=[Data.K20]*[Alapértékek.D8]" office:value-type="float" office:value="30" calcext:value-type="float">
            <text:p>3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4" office:value-type="float" office:value="12" calcext:value-type="float">
            <text:p>12</text:p>
          </table:table-cell>
          <table:table-cell table:style-name="ce749" table:content-validation-name="val118" office:value-type="float" office:value="20" calcext:value-type="float">
            <text:p>20</text:p>
          </table:table-cell>
          <table:table-cell table:style-name="ce749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842" table:content-validation-name="val137" table:formula="of:=[.C5]+[.B5]+[.D5]" office:value-type="float" office:value="32" calcext:value-type="float">
            <text:p>32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5" office:value-type="float" office:value="16" calcext:value-type="float">
            <text:p>16</text:p>
          </table:table-cell>
          <table:table-cell table:style-name="ce749" table:content-validation-name="val118" office:value-type="float" office:value="120" calcext:value-type="float">
            <text:p>120</text:p>
          </table:table-cell>
          <table:table-cell table:style-name="ce749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842" table:content-validation-name="val138" table:formula="of:=[.C6]+[.B6]+[.D6]" office:value-type="float" office:value="136" calcext:value-type="float">
            <text:p>136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6" office:value-type="float" office:value="0" calcext:value-type="float">
            <text:p>0</text:p>
          </table:table-cell>
          <table:table-cell table:style-name="ce749" table:content-validation-name="val119" table:formula="of:=[Data.K17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842" table:content-validation-name="val139" table:formula="of:=[.C8]+[.B8]+[.D8]" office:value-type="float" office:value="-30" calcext:value-type="float">
            <text:p>-30</text:p>
          </table:table-cell>
          <table:table-cell table:style-name="ce590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012" table:content-validation-name="val160" table:formula="of:=[Data.K23]*[Alapértékek.$D$8]" office:value-type="float" office:value="20" calcext:value-type="float">
            <text:p>20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97"/>
          <table:covered-table-cell table:number-columns-repeated="3" table:style-name="ce590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434" calcext:value-type="float">
            <text:p>434</text:p>
          </table:table-cell>
          <table:table-cell table:style-name="ce590"/>
          <table:table-cell table:style-name="ce787" office:value-type="string" calcext:value-type="string">
            <text:p>KP HM-re:</text:p>
          </table:table-cell>
          <table:table-cell table:style-name="ce658" table:content-validation-name="val140" table:formula="of:=[.I3]*[Data.K19]+[.I7]*[Data.K22]" office:value-type="float" office:value="140" calcext:value-type="float">
            <text:p>140 KP</text:p>
          </table:table-cell>
          <table:table-cell table:style-name="ce590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1" table:formula="of:=(([.I3]+[.I7])/[Alapértékek.D8])" office:value-type="float" office:value="5.6" calcext:value-type="float">
            <text:p>5,6 HM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840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20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46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6]" office:value-type="float" office:value="5" calcext:value-type="float">
            <text:p>5</text:p>
          </table:table-cell>
          <table:table-cell table:style-name="ce618" table:content-validation-name="val43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43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43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46" table:formula="of:=[.C14]+[Alapértékek.$C$21]" office:value-type="float" office:value="5" calcext:value-type="float">
            <text:p>5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17]" office:value-type="float" office:value="6" calcext:value-type="float">
            <text:p>6</text:p>
          </table:table-cell>
          <table:table-cell table:style-name="ce618" table:content-validation-name="val43" table:formula="of:=VLOOKUP([.$C15];harcmodorok;2)+[.$E$4]" office:value-type="float" office:value="18" calcext:value-type="float">
            <text:p>18</text:p>
          </table:table-cell>
          <table:table-cell table:style-name="ce618" table:content-validation-name="val43" table:formula="of:=VLOOKUP([.$C15];harcmodorok;3)+[.$E$5]" office:value-type="float" office:value="41" calcext:value-type="float">
            <text:p>41</text:p>
          </table:table-cell>
          <table:table-cell table:style-name="ce618" table:content-validation-name="val43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46" table:formula="of:=[.C15]+[Alapértékek.$C$21]" office:value-type="float" office:value="6" calcext:value-type="float">
            <text:p>6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18]" office:value-type="float" office:value="7" calcext:value-type="float">
            <text:p>7</text:p>
          </table:table-cell>
          <table:table-cell table:style-name="ce618" table:content-validation-name="val43" table:formula="of:=VLOOKUP([.$C16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3" table:formula="of:=VLOOKUP([.$C16];harcmodorok;4)+[.$E$6]" office:value-type="float" office:value="148" calcext:value-type="float">
            <text:p>148</text:p>
          </table:table-cell>
          <table:table-cell table:style-name="ce618" table:content-validation-name="val146" table:formula="of:=[.C16]+[Alapértékek.$C$21]" office:value-type="float" office:value="7" calcext:value-type="float">
            <text:p>7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19]" office:value-type="float" office:value="8" calcext:value-type="float">
            <text:p>8</text:p>
          </table:table-cell>
          <table:table-cell table:style-name="ce618" table:content-validation-name="val43" table:formula="of:=VLOOKUP([.$C17];harcmodorok;2)+[.$E$4]" office:value-type="float" office:value="20" calcext:value-type="float">
            <text:p>20</text:p>
          </table:table-cell>
          <table:table-cell table:style-name="ce618" table:content-validation-name="val43" table:formula="of:=VLOOKUP([.$C17];harcmodorok;3)+[.$E$5]" office:value-type="float" office:value="47" calcext:value-type="float">
            <text:p>47</text:p>
          </table:table-cell>
          <table:table-cell table:style-name="ce618" table:content-validation-name="val43" table:formula="of:=VLOOKUP([.$C17];harcmodorok;4)+[.$E$6]" office:value-type="float" office:value="151" calcext:value-type="float">
            <text:p>151</text:p>
          </table:table-cell>
          <table:table-cell table:style-name="ce618" table:content-validation-name="val146" table:formula="of:=[.C17]+[Alapértékek.$C$21]" office:value-type="float" office:value="8" calcext:value-type="float">
            <text:p>8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0]" office:value-type="float" office:value="7" calcext:value-type="float">
            <text:p>7</text:p>
          </table:table-cell>
          <table:table-cell table:style-name="ce618" table:content-validation-name="val43" table:formula="of:=VLOOKUP([.$C18];harcmodorok;2)+[.$E$4]" office:value-type="float" office:value="19" calcext:value-type="float">
            <text:p>19</text:p>
          </table:table-cell>
          <table:table-cell table:style-name="ce618" table:content-validation-name="val43" table:formula="of:=VLOOKUP([.$C18];harcmodorok;3)+[.$E$8]" office:value-type="float" office:value="-18" calcext:value-type="float">
            <text:p>-18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8]+[Alapértékek.$C$21]" office:value-type="float" office:value="7" calcext:value-type="float">
            <text:p>7</text:p>
          </table:table-cell>
          <table:table-cell table:style-name="ce759" table:content-validation-name="val43" table:formula="of:=VLOOKUP([.$C18];harcmodorok;4)+[.$E$8]" office:value-type="float" office:value="-18" calcext:value-type="float" table:number-columns-spanned="2" table:number-rows-spanned="1">
            <text:p>-18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46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0" table:number-columns-spanned="9" table:number-rows-spanned="1"/>
          <table:covered-table-cell table:number-columns-repeated="7" table:style-name="ce600"/>
          <table:covered-table-cell table:style-name="ce1021"/>
          <table:table-cell table:style-name="ce60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3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54" office:value-type="string" calcext:value-type="string">
            <text:p>Fegyver</text:p>
          </table:table-cell>
          <table:table-cell table:style-name="ce702" table:content-validation-name="val54" office:value-type="string" calcext:value-type="string">
            <text:p>Sebesség</text:p>
          </table:table-cell>
          <table:table-cell table:style-name="ce753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0"/>
          <table:table-cell table:style-name="ce840"/>
          <table:table-cell table:number-columns-repeated="2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58" table:content-validation-name="val43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58" table:content-validation-name="val43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58" table:content-validation-name="val147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7"/>
          <table:table-cell table:style-name="ce697" table:number-columns-repeated="2"/>
          <table:table-cell table:style-name="ce109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Bot, hosszú</text:p>
          </table:table-cell>
          <table:table-cell table:style-name="ce512" table:content-validation-name="val107" table:formula="of:=IFNA(VLOOKUP([.$A26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6];kezifegyverek_all;9;0)+[.$C26]*[Data.$E$47];[Data.$K$38])" office:value-type="float" office:value="14" calcext:value-type="float">
            <text:p>14</text:p>
          </table:table-cell>
          <table:table-cell table:style-name="ce758" table:content-validation-name="val43" table:formula="of:=IFERROR(VLOOKUP([.$A26];kezifegyverek_all;10;0)+[.$C26]*[Data.$E$47];[Data.$K$38])" office:value-type="float" office:value="16" calcext:value-type="float">
            <text:p>16</text:p>
          </table:table-cell>
          <table:table-cell table:style-name="ce758" table:content-validation-name="val43" table:formula="of:=IFERROR(VLOOKUP([.$A26];kezifegyverek_all;11;0)+[.$C26]*[Data.$E$47];[Data.$K$38])" office:value-type="float" office:value="24" calcext:value-type="float">
            <text:p>24</text:p>
          </table:table-cell>
          <table:table-cell table:style-name="ce758" table:content-validation-name="val148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Z" calcext:value-type="string">
            <text:p>1 Z</text:p>
          </table:table-cell>
          <table:table-cell table:style-name="ce974" table:content-validation-name="val54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2" table:content-validation-name="val96" office:value-type="string" calcext:value-type="string">
            <text:p>Csatacsákány</text:p>
          </table:table-cell>
          <table:table-cell table:style-name="ce512" table:content-validation-name="val107" table:formula="of:=IFNA(VLOOKUP([.$A27];kezifegyverek_all;12;0);[Data.$K$38])" office:value-type="float" office:value="7" calcext:value-type="float">
            <text:p>7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7];kezifegyverek_all;9;0)+[.$C27]*[Data.$E$47];[Data.$K$38])" office:value-type="float" office:value="5" calcext:value-type="float">
            <text:p>5</text:p>
          </table:table-cell>
          <table:table-cell table:style-name="ce758" table:content-validation-name="val43" table:formula="of:=IFERROR(VLOOKUP([.$A27];kezifegyverek_all;10;0)+[.$C27]*[Data.$E$47];[Data.$K$38])" office:value-type="float" office:value="14" calcext:value-type="float">
            <text:p>14</text:p>
          </table:table-cell>
          <table:table-cell table:style-name="ce758" table:content-validation-name="val43" table:formula="of:=IFERROR(VLOOKUP([.$A27];kezifegyverek_all;11;0)+[.$C27]*[Data.$E$47];[Data.$K$38])" office:value-type="float" office:value="5" calcext:value-type="float">
            <text:p>5</text:p>
          </table:table-cell>
          <table:table-cell table:style-name="ce758" table:content-validation-name="val148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5 Z +10Á" calcext:value-type="string">
            <text:p>5 Z +10Á</text:p>
          </table:table-cell>
          <table:table-cell table:style-name="ce974" table:formula="of:=COM.MICROSOFT.CONCAT(IF(VLOOKUP([.$A27];kezifegyverek_all;7;0)=1;&quot;MK szabály!&quot;;&quot;&quot;); VLOOKUP([.$A27];kezifegyverek_all;14;0))" office:value-type="string" office:string-value="Nagyon vérzik&#10;50% az esély, hogy beragad és nem lehet kihúzni harc közben" calcext:value-type="string" table:number-columns-spanned="2" table:number-rows-spanned="1">
            <text:p>Nagyon vérzik</text:p>
            <text:p>50% az esély, hogy beragad és nem lehet kihúzni harc közben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Kard, khossas</text:p>
          </table:table-cell>
          <table:table-cell table:style-name="ce512" table:content-validation-name="val107" table:formula="of:=IFNA(VLOOKUP([.$A28];kezifegyverek_all;12;0);[Data.$K$38])" office:value-type="float" office:value="6" calcext:value-type="float">
            <text:p>6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8];kezifegyverek_all;9;0)+[.$C28]*[Data.$E$47];[Data.$K$38])" office:value-type="float" office:value="4" calcext:value-type="float">
            <text:p>4</text:p>
          </table:table-cell>
          <table:table-cell table:style-name="ce758" table:content-validation-name="val43" table:formula="of:=IFERROR(VLOOKUP([.$A28];kezifegyverek_all;10;0)+[.$C28]*[Data.$E$47];[Data.$K$38])" office:value-type="float" office:value="11" calcext:value-type="float">
            <text:p>11</text:p>
          </table:table-cell>
          <table:table-cell table:style-name="ce758" table:content-validation-name="val43" table:formula="of:=IFERROR(VLOOKUP([.$A28];kezifegyverek_all;11;0)+[.$C28]*[Data.$E$47];[Data.$K$38])" office:value-type="float" office:value="10" calcext:value-type="float">
            <text:p>10</text:p>
          </table:table-cell>
          <table:table-cell table:style-name="ce758" table:content-validation-name="val148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4 V/S" calcext:value-type="string">
            <text:p>4 V/S</text:p>
          </table:table-cell>
          <table:table-cell table:style-name="ce974" table:formula="of:=COM.MICROSOFT.CONCAT(IF(VLOOKUP([.$A28];kezifegyverek_all;7;0)=1;&quot;MK szabály!&quot;;&quot;&quot;); VLOOKUP([.$A28];kezifegyverek_all;14;0))" office:value-type="string" office:string-value="Elfek használják. Előtörténet!" calcext:value-type="string" table:number-columns-spanned="2" table:number-rows-spanned="1">
            <text:p>Elfek használják. Előtörténet!</text:p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58" table:content-validation-name="val148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7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758" table:content-validation-name="val43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58" table:content-validation-name="val43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58" table:content-validation-name="val148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7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9" table:formula="of:=[$Data.$K$36]" office:value-type="float" office:value="0" calcext:value-type="float">
            <text:p>0</text:p>
          </table:table-cell>
          <table:table-cell table:style-name="ce613" table:number-columns-spanned="2" table:number-rows-spanned="1"/>
          <table:covered-table-cell table:style-name="ce613"/>
          <table:table-cell table:style-name="ce835"/>
          <table:table-cell table:style-name="Default" table:number-columns-repeated="3"/>
          <table:table-cell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0"/>
          <table:table-cell table:style-name="Default" table:number-columns-repeated="3"/>
          <table:table-cell table:style-name="ce840"/>
          <table:table-cell table:style-name="ce697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8" table:content-validation-name="val97" office:value-type="string" calcext:value-type="string">
            <text:p>Távolsági fegyver</text:p>
          </table:table-cell>
          <table:table-cell table:style-name="ce702" table:content-validation-name="val54" office:value-type="string" calcext:value-type="string">
            <text:p>Sebesség</text:p>
          </table:table-cell>
          <table:table-cell table:style-name="ce753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0"/>
          <table:table-cell table:style-name="Default" table:number-columns-repeated="3"/>
          <table:table-cell table:style-name="ce840"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1" table:content-validation-name="val98"/>
          <table:table-cell table:style-name="ce512" table:content-validation-name="val107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58" table:content-validation-name="val43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58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50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12" table:content-validation-name="val98" office:value-type="string" calcext:value-type="string">
            <text:p><text:s/>__</text:p>
          </table:table-cell>
          <table:table-cell table:style-name="ce512" table:content-validation-name="val107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3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58" table:content-validation-name="val43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58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58" table:content-validation-name="val150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7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08"/>
          <table:table-cell table:style-name="ce702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758" table:content-validation-name="val125" table:formula="of:=IF(ISNUMBER(VLOOKUP([.$A25];kezifegyverek_all;12;0));1+ROUNDDOWN(VLOOKUP(VLOOKUP([.$A25];kezifegyverek_all;13;0);harcmodor_harcertekek;7;0)/VLOOKUP([.$A25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7" calcext:value-type="float">
            <text:p>7</text:p>
          </table:table-cell>
          <table:table-cell table:style-name="ce622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28" calcext:value-type="float">
            <text:p>28</text:p>
          </table:table-cell>
          <table:table-cell table:style-name="ce69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32" calcext:value-type="float">
            <text:p>132</text:p>
          </table:table-cell>
          <table:table-cell table:style-name="ce732" table:content-validation-name="val151" table:formula="of:=[.G25]" office:value-type="string" office:string-value="-5 Z" calcext:value-type="string">
            <text:p>-5 Z</text:p>
          </table:table-cell>
          <table:table-cell table:style-name="ce980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Bot, hosszú (lándzsavívás)" calcext:value-type="string" table:number-columns-spanned="2" table:number-rows-spanned="1">
            <text:p>Bot, hosszú (lándzsavívás)</text:p>
          </table:table-cell>
          <table:covered-table-cell table:style-name="ce524" table:content-validation-name="val101"/>
          <table:table-cell table:style-name="ce758" table:content-validation-name="val125" table:formula="of:=IF(ISNUMBER(VLOOKUP([.$A26];kezifegyverek_all;12;0));1+ROUNDDOWN(VLOOKUP(VLOOKUP([.$A26];kezifegyverek_all;13;0);harcmodor_harcertekek;7;0)/VLOOKUP([.$A26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4" calcext:value-type="float">
            <text:p>34</text:p>
          </table:table-cell>
          <table:table-cell table:style-name="ce622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3" calcext:value-type="float">
            <text:p>63</text:p>
          </table:table-cell>
          <table:table-cell table:style-name="ce69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75" calcext:value-type="float">
            <text:p>175</text:p>
          </table:table-cell>
          <table:table-cell table:style-name="ce758" table:content-validation-name="val148" table:formula="of:=[.G26]" office:value-type="string" office:string-value="1 Z" calcext:value-type="string">
            <text:p>1 Z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Csatacsákány" calcext:value-type="string" table:number-columns-spanned="2" table:number-rows-spanned="1">
            <text:p>Csatacsákány</text:p>
          </table:table-cell>
          <table:covered-table-cell table:style-name="ce525" table:content-validation-name="val101"/>
          <table:table-cell table:style-name="ce758" table:content-validation-name="val125" table:formula="of:=IF(ISNUMBER(VLOOKUP([.$A27];kezifegyverek_all;12;0));1+ROUNDDOWN(VLOOKUP(VLOOKUP([.$A27];kezifegyverek_all;13;0);harcmodor_harcertekek;7;0)/VLOOKUP([.$A27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K$38])" office:value-type="float" office:value="24" calcext:value-type="float">
            <text:p>24</text:p>
          </table:table-cell>
          <table:table-cell table:style-name="ce622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K$38])" office:value-type="float" office:value="58" calcext:value-type="float">
            <text:p>58</text:p>
          </table:table-cell>
          <table:table-cell table:style-name="ce69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K$38])" office:value-type="float" office:value="153" calcext:value-type="float">
            <text:p>153</text:p>
          </table:table-cell>
          <table:table-cell table:style-name="ce758" table:content-validation-name="val148" table:formula="of:=[.G27]" office:value-type="string" office:string-value="5 Z +10Á" calcext:value-type="string">
            <text:p>5 Z +10Á</text:p>
          </table:table-cell>
          <table:table-cell table:style-name="ce980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Kard, khossas (kardvívás)" calcext:value-type="string" table:number-columns-spanned="2" table:number-rows-spanned="1">
            <text:p>Kard, khossas (kardvívás)</text:p>
          </table:table-cell>
          <table:covered-table-cell table:style-name="ce525" table:content-validation-name="val101"/>
          <table:table-cell table:style-name="ce758" table:content-validation-name="val125" table:formula="of:=IF(ISNUMBER(VLOOKUP([.$A28];kezifegyverek_all;12;0));1+ROUNDDOWN(VLOOKUP(VLOOKUP([.$A28];kezifegyverek_all;13;0);harcmodor_harcertekek;7;0)/VLOOKUP([.$A28];kezifegyverek_all;12;0));[Data.$K$38])" office:value-type="float" office:value="2" calcext:value-type="float">
            <text:p>2</text:p>
          </table:table-cell>
          <table:table-cell table:style-name="ce622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K$38])" office:value-type="float" office:value="22" calcext:value-type="float">
            <text:p>22</text:p>
          </table:table-cell>
          <table:table-cell table:style-name="ce622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K$38])" office:value-type="float" office:value="52" calcext:value-type="float">
            <text:p>52</text:p>
          </table:table-cell>
          <table:table-cell table:style-name="ce69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K$38])" office:value-type="float" office:value="155" calcext:value-type="float">
            <text:p>155</text:p>
          </table:table-cell>
          <table:table-cell table:style-name="ce758" table:content-validation-name="val148" table:formula="of:=[.G28]" office:value-type="string" office:string-value="4 V/S" calcext:value-type="string">
            <text:p>4 V/S</text:p>
          </table:table-cell>
          <table:table-cell table:style-name="ce980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8" table:content-validation-name="val125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58" table:content-validation-name="val148" table:formula="of:=[.G29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758" table:content-validation-name="val125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5" table:content-validation-name="val148" table:formula="of:=[.G30]" office:value-type="string" office:string-value="N/A" calcext:value-type="string">
            <text:p>N/A</text:p>
          </table:table-cell>
          <table:table-cell table:style-name="ce980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569" table:content-validation-name="val125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3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0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570" table:content-validation-name="val125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3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0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1" table:formula="of:=ROUNDDOWN([Alapértékek.$J$29]*[Alapértékek.$D$35]*0.5)" office:value-type="float" office:value="0" calcext:value-type="float">
            <text:p>0</text:p>
          </table:table-cell>
          <table:table-cell table:style-name="ce947" table:number-columns-spanned="3" table:number-rows-spanned="1"/>
          <table:covered-table-cell table:number-columns-repeated="2" table:style-name="ce980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7" table:content-validation-name="val152"/>
          <table:covered-table-cell table:style-name="ce980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6"/>
          <table:table-cell table:style-name="ce628" office:value-type="float" office:value="0" calcext:value-type="float">
            <text:p>0</text:p>
          </table:table-cell>
          <table:table-cell table:style-name="ce66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935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50" table:content-validation-name="val124" office:value-type="string" calcext:value-type="string">
            <text:p>Tám/kör</text:p>
          </table:table-cell>
          <table:table-cell table:style-name="ce850" office:value-type="string" calcext:value-type="string">
            <text:p>KÉ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Elsődleges fegyver</text:p>
          </table:table-cell>
          <table:table-cell table:style-name="ce717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2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1" table:content-validation-name="val102" office:value-type="string" calcext:value-type="string">
            <text:p><text:s text:c="3"/>Másodlagos fegyver</text:p>
          </table:table-cell>
          <table:table-cell table:style-name="ce717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94" office:value-type="string" calcext:value-type="string">
            <text:p>KÉ</text:p>
          </table:table-cell>
          <table:table-cell table:style-name="ce1102" office:value-type="string" calcext:value-type="string">
            <text:p>TÉ</text:p>
          </table:table-cell>
          <table:table-cell table:style-name="ce110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34"/>
          <table:table-cell table:style-name="ce600"/>
          <table:table-cell/>
          <table:table-cell table:style-name="ce861" table:content-validation-name="val166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66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66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3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4" office:value-type="string" calcext:value-type="string">
            <text:p>Harckeret</text:p>
          </table:table-cell>
          <table:table-cell table:style-name="ce854" table:content-validation-name="val78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811" table:content-validation-name="val78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21" table:content-validation-name="val134" office:value-type="string" calcext:value-type="string">
            <text:p>Akt MGT</text:p>
          </table:table-cell>
          <table:table-cell table:style-name="ce851" table:content-validation-name="val143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3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94" office:value-type="string" calcext:value-type="string">
            <text:p>KÉ</text:p>
          </table:table-cell>
          <table:table-cell table:style-name="ce1102" office:value-type="string" calcext:value-type="string">
            <text:p>TÉ</text:p>
          </table:table-cell>
          <table:table-cell table:style-name="ce110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94" table:content-validation-name="val166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102" table:content-validation-name="val166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102" table:content-validation-name="val166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66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0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733" table:content-validation-name="val114" table:number-columns-spanned="2" table:number-rows-spanned="1"/>
          <table:covered-table-cell table:style-name="ce78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4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4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4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/>
          <table:table-cell table:style-name="ce866" table:content-validation-name="val166" table:formula="of:=IF([.$B$53]&gt;0;[.L$60];[$Data.$L$53])" office:value-type="float" office:value="-10" calcext:value-type="float">
            <text:p>-10</text:p>
          </table:table-cell>
          <table:table-cell table:style-name="ce1106" table:content-validation-name="val166" table:formula="of:=IF([.$B$53]&gt;0;[.M$60];[$Data.$L$53])" office:value-type="float" office:value="-10" calcext:value-type="float">
            <text:p>-10</text:p>
          </table:table-cell>
          <table:table-cell table:style-name="ce1106" table:content-validation-name="val166" table:formula="of:=IF([.$B$53]&gt;0;[.N$60];[$Data.$L$53])" office:value-type="float" office:value="-10" calcext:value-type="float">
            <text:p>-10</text:p>
          </table:table-cell>
          <table:table-cell table:style-name="ce1106" table:content-validation-name="val166" table:formula="of:=IF([.$B$53]&gt;0;[.O$60];0)" office:value-type="float" office:value="0" calcext:value-type="float">
            <text:p>0</text:p>
          </table:table-cell>
          <table:table-cell table:style-name="ce1106" table:formula="of:=[.P60]" office:value-type="float" office:value="0" calcext:value-type="float">
            <text:p>0</text:p>
          </table:table-cell>
          <table:table-cell table:style-name="ce907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33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0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733" table:content-validation-name="val116" table:number-columns-spanned="2" table:number-rows-spanned="1"/>
          <table:covered-table-cell table:style-name="ce733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3" table:formula="of:=[$Alapértékek.D32]" office:value-type="float" office:value="0" calcext:value-type="float">
            <text:p>0. fok</text:p>
          </table:table-cell>
          <table:table-cell table:style-name="ce590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35" table:content-validation-name="val117" table:number-columns-spanned="2" table:number-rows-spanned="1"/>
          <table:covered-table-cell table:style-name="ce735"/>
          <table:table-cell table:style-name="ce824" office:value-type="string" calcext:value-type="string">
            <text:p>Lefedettség %</text:p>
          </table:table-cell>
          <table:table-cell table:style-name="ce857" table:content-validation-name="val144" office:value-type="float" office:value="0" calcext:value-type="float">
            <text:p>0 %</text:p>
          </table:table-cell>
          <table:table-cell table:style-name="ce888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88"/>
          <table:table-cell table:style-name="ce1040" table:content-validation-name="val164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1716"/>
          <table:table-cell table:style-name="ce721"/>
          <table:table-cell table:style-name="ce600" table:number-columns-repeated="2"/>
          <table:table-cell table:number-columns-repeated="3"/>
          <table:table-cell table:style-name="ce600"/>
          <table:table-cell table:style-name="ce1021"/>
          <table:table-cell table:style-name="ce590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 table:number-columns-repeated="6"/>
          <table:table-cell table:style-name="ce893"/>
          <table:table-cell table:style-name="ce633"/>
          <table:table-cell table:style-name="ce786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5" office:value-type="string" calcext:value-type="string">
            <text:p>-</text:p>
          </table:table-cell>
          <table:table-cell table:style-name="ce757" table:content-validation-name="val156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57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5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590" table:number-columns-repeated="6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97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"/>
        <table:table-column table:style-name="co37" table:number-columns-repeated="242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1172" table:content-validation-name="val173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434" calcext:value-type="float" table:number-columns-spanned="2" table:number-rows-spanned="1">
            <text:p>434</text:p>
          </table:table-cell>
          <table:covered-table-cell table:style-name="ce196"/>
          <table:table-cell/>
          <table:table-cell table:style-name="ce1187" office:value-type="string" calcext:value-type="string">
            <text:p>Af Próba</text:p>
          </table:table-cell>
          <table:table-cell table:style-name="ce1187" office:value-type="string" calcext:value-type="string">
            <text:p>AuraErő</text:p>
          </table:table-cell>
          <table:table-cell table:number-columns-repeated="16368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188" office:value-type="float" office:value="6" calcext:value-type="float">
            <text:p>6</text:p>
          </table:table-cell>
          <table:table-cell table:style-name="ce1188" office:value-type="float" office:value="5" calcext:value-type="float">
            <text:p>5</text:p>
          </table:table-cell>
          <table:table-cell table:number-columns-repeated="16368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Arkánumok (Átfogó)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188" office:value-type="float" office:value="9" calcext:value-type="float">
            <text:p>9</text:p>
          </table:table-cell>
          <table:table-cell table:style-name="ce1188"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9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188" office:value-type="float" office:value="12" calcext:value-type="float">
            <text:p>12</text:p>
          </table:table-cell>
          <table:table-cell table:style-name="ce1188" office:value-type="float" office:value="15" calcext:value-type="float">
            <text:p>15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5" calcext:value-type="float">
            <text:p>15</text:p>
          </table:table-cell>
          <table:table-cell table:style-name="ce1188" office:value-type="float" office:value="20" calcext:value-type="float">
            <text:p>20</text:p>
          </table:table-cell>
          <table:table-cell table:number-columns-repeated="16368"/>
        </table:table-row>
        <table:table-row table:style-name="ro1">
          <table:table-cell table:style-name="ce34" table:content-validation-name="val167" table:number-columns-spanned="4" table:number-rows-spanned="1"/>
          <table:covered-table-cell table:style-name="ce729" table:content-validation-name="val167"/>
          <table:covered-table-cell table:style-name="ce254" table:content-validation-name="val167"/>
          <table:covered-table-cell table:style-name="ce252" table:content-validation-name="val167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18" calcext:value-type="float">
            <text:p>18</text:p>
          </table:table-cell>
          <table:table-cell table:style-name="ce1188" office:value-type="float" office:value="25" calcext:value-type="float">
            <text:p>25</text:p>
          </table:table-cell>
          <table:table-cell table:number-columns-repeated="16368"/>
        </table:table-row>
        <table:table-row table:style-name="ro1">
          <table:table-cell table:style-name="ce1135" table:content-validation-name="val167" table:number-columns-spanned="4" table:number-rows-spanned="1"/>
          <table:covered-table-cell table:style-name="ce1339" table:content-validation-name="val167"/>
          <table:covered-table-cell table:style-name="ce1020" table:content-validation-name="val167"/>
          <table:covered-table-cell table:style-name="ce1022" table:content-validation-name="val167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1" calcext:value-type="float">
            <text:p>21</text:p>
          </table:table-cell>
          <table:table-cell table:style-name="ce1188" office:value-type="float" office:value="30" calcext:value-type="float">
            <text:p>30</text:p>
          </table:table-cell>
          <table:table-cell table:number-columns-repeated="16368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4" calcext:value-type="float">
            <text:p>24</text:p>
          </table:table-cell>
          <table:table-cell table:style-name="ce1188" office:value-type="float" office:value="35" calcext:value-type="float">
            <text:p>35</text:p>
          </table:table-cell>
          <table:table-cell table:number-columns-repeated="16368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27" calcext:value-type="float">
            <text:p>27</text:p>
          </table:table-cell>
          <table:table-cell table:style-name="ce1188" office:value-type="float" office:value="40" calcext:value-type="float">
            <text:p>40</text:p>
          </table:table-cell>
          <table:table-cell table:number-columns-repeated="16368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table:content-validation-name="val168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/>
          <table:table-cell table:style-name="ce1188" office:value-type="float" office:value="30" calcext:value-type="float">
            <text:p>30</text:p>
          </table:table-cell>
          <table:table-cell table:style-name="ce1188" office:value-type="float" office:value="45" calcext:value-type="float">
            <text:p>45</text:p>
          </table:table-cell>
          <table:table-cell table:number-columns-repeated="16368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9"/>
          <table:table-cell table:style-name="ce952" table:content-validation-name="val43" office:value-type="float" office:value="4" calcext:value-type="float">
            <text:p>4</text:p>
          </table:table-cell>
          <table:table-cell table:style-name="ce1147" table:content-validation-name="val169" office:value-type="float" office:value="0" calcext:value-type="float">
            <text:p>0</text:p>
          </table:table-cell>
          <table:table-cell table:style-name="ce1041" table:content-validation-name="val43" table:formula="of:=[.$E13]*[$Data.$K$14]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9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1" office:value-type="string" calcext:value-type="string" table:number-columns-spanned="4" table:number-rows-spanned="1">
            <text:p>Pszí iskola</text:p>
          </table:table-cell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70" office:value-type="float" office:value="0" calcext:value-type="float">
            <text:p>0</text:p>
          </table:table-cell>
          <table:table-cell table:style-name="ce1043" table:content-validation-name="val43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71" table:number-columns-spanned="4" table:number-rows-spanned="1"/>
          <table:covered-table-cell table:style-name="ce729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2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35" table:content-validation-name="val172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2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4" table:content-validation-name="val43" table:formula="of:=[.$E19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5" table:content-validation-name="val43" table:formula="of:=[.$E20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9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6" table:content-validation-name="val43" table:formula="of:=[.$E21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5" table:content-validation-name="val43" table:formula="of:=[.$L21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7" table:content-validation-name="val43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6" table:content-validation-name="val43" table:formula="of:=[.$L22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41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48" table:content-validation-name="val43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7" table:content-validation-name="val43" table:formula="of:=[.$L23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3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9"/>
          <table:table-cell table:style-name="ce953"/>
          <table:table-cell table:style-name="ce405"/>
          <table:table-cell table:style-name="ce1008" table:content-validation-name="val43" table:formula="of:=[.$L24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3" table:formula="of:=[.$E25]*[$Data.$K$14]" office:value-type="float" office:value="0" calcext:value-type="float">
            <text:p>0</text:p>
          </table:table-cell>
          <table:table-cell/>
          <table:table-cell table:style-name="ce113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3" table:formula="of:=[.$L25]*[$Data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2" table:number-columns-spanned="4" table:number-rows-spanned="1"/>
          <table:covered-table-cell table:number-columns-repeated="3" table:style-name="ce1162"/>
          <table:table-cell table:style-name="ce1055" office:value-type="string" calcext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15">
          <table:table-cell table:style-name="ce1146" table:content-validation-name="val54" table:number-columns-spanned="13" table:number-rows-spanned="1"/>
          <table:covered-table-cell table:number-columns-repeated="11" table:style-name="ce1146" table:content-validation-name="val54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50" table:default-cell-style-name="ce729"/>
        <table:table-column table:style-name="co51" table:default-cell-style-name="ce6"/>
        <table:table-column table:style-name="co37" table:number-columns-repeated="4" table:default-cell-style-name="ce6"/>
        <table:table-column table:style-name="co52" table:default-cell-style-name="ce6"/>
        <table:table-column table:style-name="co53" table:default-cell-style-name="ce6"/>
        <table:table-column table:style-name="co37" table:number-columns-repeated="6" table:default-cell-style-name="ce6"/>
        <table:table-column table:style-name="co54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19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577"/>
          <table:table-cell table:style-name="ce1584" office:value-type="string" calcext:value-type="string">
            <text:p>Fegyver</text:p>
          </table:table-cell>
          <table:table-cell table:style-name="ce1600" office:value-type="string" calcext:value-type="string">
            <text:p>Típus</text:p>
          </table:table-cell>
          <table:table-cell table:style-name="ce1584" office:value-type="string" calcext:value-type="string">
            <text:p>SP</text:p>
          </table:table-cell>
          <table:table-cell table:style-name="ce1619" office:value-type="string" calcext:value-type="string">
            <text:p>Sebzés módja</text:p>
          </table:table-cell>
          <table:table-cell table:style-name="ce1624" office:value-type="string" calcext:value-type="string">
            <text:p>Átütés</text:p>
          </table:table-cell>
          <table:table-cell table:style-name="ce1624" office:value-type="string" calcext:value-type="string">
            <text:p>Íves</text:p>
          </table:table-cell>
          <table:table-cell table:style-name="ce1635" office:value-type="string" calcext:value-type="string">
            <text:p>1,5 kezes</text:p>
          </table:table-cell>
          <table:table-cell table:style-name="ce1624" office:value-type="string" calcext:value-type="string">
            <text:p>Pengehossz</text:p>
          </table:table-cell>
          <table:table-cell table:style-name="ce1624" office:value-type="string" calcext:value-type="string">
            <text:p>KÉ</text:p>
          </table:table-cell>
          <table:table-cell table:style-name="ce1624" office:value-type="string" calcext:value-type="string">
            <text:p>TÉ</text:p>
          </table:table-cell>
          <table:table-cell table:style-name="ce1624" office:value-type="string" calcext:value-type="string">
            <text:p>VÉ</text:p>
          </table:table-cell>
          <table:table-cell table:style-name="ce1624" office:value-type="string" calcext:value-type="string">
            <text:p>Sebesség</text:p>
          </table:table-cell>
          <table:table-cell table:style-name="ce1600" office:value-type="string" calcext:value-type="string">
            <text:p>Harcmodor</text:p>
          </table:table-cell>
          <table:table-cell table:style-name="ce1661" office:value-type="string" calcext:value-type="string">
            <text:p>Megjegyzés</text:p>
          </table:table-cell>
          <table:table-cell table:style-name="ce1686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Közelharci fegyverek</text:p>
          </table:table-cell>
          <table:table-cell table:style-name="ce1585" office:value-type="string" calcext:value-type="string">
            <text:p><text:s/>__</text:p>
          </table:table-cell>
          <table:table-cell table:style-name="ce1601"/>
          <table:table-cell table:number-columns-repeated="3" table:style-name="ce1601" office:value-type="string" calcext:value-type="string">
            <text:p>N/A</text:p>
          </table:table-cell>
          <table:table-cell table:style-name="ce1585"/>
          <table:table-cell table:style-name="ce1637"/>
          <table:table-cell table:number-columns-repeated="5" table:style-name="ce1601" office:value-type="string" calcext:value-type="string">
            <text:p>N/A</text:p>
          </table:table-cell>
          <table:table-cell table:style-name="ce1585" table:number-columns-repeated="2"/>
          <table:table-cell table:style-name="ce1687" table:number-columns-repeated="241"/>
          <table:table-cell table:number-columns-repeated="16128"/>
        </table:table-row>
        <table:table-row table:style-name="ro17">
          <table:table-cell/>
          <table:table-cell table:style-name="ce1586" office:value-type="string" calcext:value-type="string">
            <text:p>Puszta kéz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-5" calcext:value-type="float">
            <text:p>-5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638"/>
          <table:table-cell table:style-name="ce1646" office:value-type="float" office:value="0" calcext:value-type="float">
            <text:p>0</text:p>
          </table:table-cell>
          <table:table-cell table:number-columns-repeated="3" table:style-name="ce1602" office:value-type="float" office:value="-10" calcext:value-type="float">
            <text:p>-10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7"/>
          <table:table-cell table:style-name="ce1587" office:value-type="string" calcext:value-type="string">
            <text:p>Béltépő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Dzsambi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Garott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string" calcext:value-type="string">
            <text:p>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string" calcext:value-type="string">
            <text:p>spec.</text:p>
          </table:table-cell>
          <table:table-cell table:number-columns-repeated="3"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-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riszké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Levéltőr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/V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4" calcext:value-type="float">
            <text:p>4</text:p>
          </table:table-cell>
          <table:table-cell table:number-columns-repeated="2"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arkolatgomb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Z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12" office:value-type="float" office:value="0" calcext:value-type="float">
            <text:p>0</text:p>
          </table:table-cell>
          <table:table-cell table:number-columns-repeated="3" table:style-name="ce1612" office:value-type="float" office:value="-7" calcext:value-type="float">
            <text:p>-7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Méregfog</text:p>
          </table:table-cell>
          <table:table-cell table:style-name="ce1603" office:value-type="string" calcext:value-type="string">
            <text:p>egykezes</text:p>
          </table:table-cell>
          <table:table-cell table:style-name="ce1612" office:value-type="float" office:value="0" calcext:value-type="float">
            <text:p>0</text:p>
          </table:table-cell>
          <table:table-cell table:style-name="ce1612" office:value-type="string" calcext:value-type="string">
            <text:p>S</text:p>
          </table:table-cell>
          <table:table-cell table:number-columns-repeated="2" table:style-name="ce1612" office:value-type="float" office:value="0" calcext:value-type="float">
            <text:p>0</text:p>
          </table:table-cell>
          <table:table-cell table:style-name="ce1640"/>
          <table:table-cell table:style-name="ce1603" office:value-type="float" office:value="0" calcext:value-type="float">
            <text:p>0</text:p>
          </table:table-cell>
          <table:table-cell table:style-name="ce1612" office:value-type="float" office:value="1" calcext:value-type="float">
            <text:p>1</text:p>
          </table:table-cell>
          <table:table-cell table:number-columns-repeated="2" table:style-name="ce1612" office:value-type="float" office:value="3" calcext:value-type="float">
            <text:p>3</text:p>
          </table:table-cell>
          <table:table-cell table:style-name="ce1612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Pugos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Ramier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3" calcext:value-type="float">
            <text:p>3</text:p>
          </table:table-cell>
          <table:table-cell table:number-columns-repeated="3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587" office:value-type="string" calcext:value-type="string">
            <text:p>Tőr, hárít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4" office:value-type="string" calcext:value-type="string">
            <text:p><text:span text:style-name="T14">Nagyon</text:span><text:span text:style-name="T1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Tőr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2" calcext:value-type="float">
            <text:p>2</text:p>
          </table:table-cell>
          <table:table-cell table:number-columns-repeated="2" table:style-name="ce1603" office:value-type="float" office:value="4" calcext:value-type="float">
            <text:p>4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Tőr, ököl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-5" calcext:value-type="float">
            <text:p>-5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7">
          <table:table-cell table:style-name="ce1579"/>
          <table:table-cell table:style-name="ce1588" office:value-type="string" calcext:value-type="string">
            <text:p>Tőr, páncélszúró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özelharc</text:p>
          </table:table-cell>
          <table:table-cell table:style-name="ce166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Tőr, Sla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özelharc</text:p>
          </table:table-cell>
          <table:table-cell table:style-name="ce1663"/>
          <table:table-cell table:number-columns-repeated="16369"/>
        </table:table-row>
        <table:table-row table:style-name="ro1">
          <table:table-cell table:style-name="ce1339"/>
          <table:table-cell table:style-name="ce1589" office:value-type="string" calcext:value-type="string">
            <text:p>Vasököl / páncélkesztyű</text:p>
          </table:table-cell>
          <table:table-cell table:style-name="ce1605" office:value-type="string" calcext:value-type="string">
            <text:p>egykezes</text:p>
          </table:table-cell>
          <table:table-cell table:style-name="ce1605" office:value-type="float" office:value="0" calcext:value-type="float">
            <text:p>0</text:p>
          </table:table-cell>
          <table:table-cell table:style-name="ce1605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5" office:value-type="float" office:value="0" calcext:value-type="float">
            <text:p>0</text:p>
          </table:table-cell>
          <table:table-cell table:style-name="ce1641"/>
          <table:table-cell table:style-name="ce1605" office:value-type="float" office:value="0" calcext:value-type="float">
            <text:p>0</text:p>
          </table:table-cell>
          <table:table-cell table:number-columns-repeated="3" table:style-name="ce1605" office:value-type="float" office:value="-7" calcext:value-type="float">
            <text:p>-7</text:p>
          </table:table-cell>
          <table:table-cell table:style-name="ce1605" office:value-type="float" office:value="5" calcext:value-type="float">
            <text:p>5</text:p>
          </table:table-cell>
          <table:table-cell table:style-name="ce1655" office:value-type="string" calcext:value-type="string">
            <text:p>közelharc</text:p>
          </table:table-cell>
          <table:table-cell table:style-name="ce1666" office:value-type="string" calcext:value-type="string">
            <text:p>Erőbónusz: 0 feletti rész 1:1-ben számít be.</text:p>
          </table:table-cell>
          <table:table-cell table:style-name="ce381" table:number-columns-repeated="241"/>
          <table:table-cell table:number-columns-repeated="16128"/>
        </table:table-row>
        <table:table-row table:style-name="ro19">
          <table:table-cell table:style-name="ce1578" office:value-type="string" calcext:value-type="string">
            <text:p>Kardvívó fegyverek</text:p>
          </table:table-cell>
          <table:table-cell table:style-name="ce1586" office:value-type="string" calcext:value-type="string">
            <text:p>Kard, dzsenn szablya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4" calcext:value-type="float">
            <text:p>4</text:p>
          </table:table-cell>
          <table:table-cell table:style-name="ce1602" office:value-type="string" calcext:value-type="string">
            <text:p>V/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float" office:value="1" calcext:value-type="float">
            <text:p>1</text:p>
          </table:table-cell>
          <table:table-cell table:style-name="ce1638"/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8" calcext:value-type="float">
            <text:p>8</text:p>
          </table:table-cell>
          <table:table-cell table:number-columns-repeated="2" table:style-name="ce1602" office:value-type="float" office:value="15" calcext:value-type="float">
            <text:p>15</text:p>
          </table:table-cell>
          <table:table-cell table:style-name="ce1602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emreli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number-columns-repeated="2"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/>
          <table:table-cell table:number-columns-repeated="16369"/>
        </table:table-row>
        <table:table-row table:style-name="ro20">
          <table:table-cell/>
          <table:table-cell table:style-name="ce1587" office:value-type="string" calcext:value-type="string">
            <text:p>Kard, fejvadász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6">KF</text:span><text:span text:style-name="T17">: Tradíció: Fejvadász – 6.szint</text:span></text:p>
            <text:p><text:span text:style-name="T17">Gorviki klánnal, vagy mesterrel.</text:span></text:p>
            <text:p><text:span text:style-name="T17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handzsá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hiequar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/V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hosszú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jatagán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1" calcext:value-type="float">
            <text:p>1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20" calcext:value-type="float">
            <text:p>20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khossa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1" calcext:value-type="float">
            <text:p>11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kígyó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5" calcext:value-type="float">
            <text:p>5</text:p>
          </table:table-cell>
          <table:table-cell table:number-columns-repeated="2" table:style-name="ce1603" office:value-type="float" office:value="11" calcext:value-type="float">
            <text:p>11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Szúró sebzés: +5 SP; <text:span text:style-name="T18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Kard, La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0" office:value-type="string" calcext:value-type="string">
            <text:p><text:span text:style-name="T12"> </text:span><text:span text:style-name="T13">V/S</text:span>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<text:span text:style-name="T18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lovag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7" calcext:value-type="float">
            <text:p>7</text:p>
          </table:table-cell>
          <table:table-cell table:style-name="ce1603" office:value-type="float" office:value="15" calcext:value-type="float">
            <text:p>15</text:p>
          </table:table-cell>
          <table:table-cell table:style-name="ce1603" office:value-type="float" office:value="12" calcext:value-type="float">
            <text:p>12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7" office:value-type="string" calcext:value-type="string">
            <text:p>Kard, másfél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8" calcext:value-type="float">
            <text:p>8</text:p>
          </table:table-cell>
          <table:table-cell table:number-columns-repeated="2" table:style-name="ce1603" office:value-type="float" office:value="16" calcext:value-type="float">
            <text:p>16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mester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kardvívás</text:p>
          </table:table-cell>
          <table:table-cell table:style-name="ce166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87" office:value-type="string" calcext:value-type="string">
            <text:p>Kard, Pugoss 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8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Kard,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/V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7">
          <table:table-cell/>
          <table:table-cell table:style-name="ce1587" office:value-type="string" calcext:value-type="string">
            <text:p>Kard, Slan 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19" calcext:value-type="float">
            <text:p>19</text:p>
          </table:table-cell>
          <table:table-cell table:style-name="ce1603" office:value-type="float" office:value="13" calcext:value-type="float">
            <text:p>13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7" office:value-type="string" calcext:value-type="string">
            <text:p><text:span text:style-name="T18">MK</text:span>, <text:span text:style-name="T18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8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587" office:value-type="string" calcext:value-type="string">
            <text:p>Kard, Slan rövi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V/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1" calcext:value-type="float">
            <text:p>11</text:p>
          </table:table-cell>
          <table:table-cell table:number-columns-repeated="2" table:style-name="ce1603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7" office:value-type="string" calcext:value-type="string">
            <text:p>Kard, Slan csataka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23" calcext:value-type="float">
            <text:p>23</text:p>
          </table:table-cell>
          <table:table-cell table:style-name="ce1603" office:value-type="float" office:value="17" calcext:value-type="float">
            <text:p>17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Kard, szablya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3" calcext:value-type="float">
            <text:p>3</text:p>
          </table:table-cell>
          <table:table-cell table:style-name="ce1603" office:value-type="string" calcext:value-type="string">
            <text:p>V/S</text:p>
          </table:table-cell>
          <table:table-cell table:style-name="ce1603" office:value-type="float" office:value="0" calcext:value-type="float">
            <text:p>0</text:p>
          </table:table-cell>
          <table:table-cell table:style-name="ce1603" office:value-type="float" office:value="1" calcext:value-type="float">
            <text:p>1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579"/>
          <table:table-cell table:style-name="ce1588" office:value-type="string" calcext:value-type="string">
            <text:p>Mara-sequor 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20" calcext:value-type="float">
            <text:p>20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MK, KF</text:span><text:span text:style-name="T20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579"/>
          <table:table-cell table:style-name="ce1588" office:value-type="string" calcext:value-type="string">
            <text:p>Meneth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kardvívás</text:p>
          </table:table-cell>
          <table:table-cell table:style-name="ce1670" office:value-type="string" calcext:value-type="string">
            <text:p><text:span text:style-name="T19">KF</text:span><text:span text:style-name="T20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587" office:value-type="string" calcext:value-type="string">
            <text:p>Predoci egyeneskard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kardvívás</text:p>
          </table:table-cell>
          <table:table-cell table:style-name="ce16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Sequor 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V/S</text:p>
          </table:table-cell>
          <table:table-cell table:style-name="ce1604" office:value-type="float" office:value="0" calcext:value-type="float">
            <text:p>0</text:p>
          </table:table-cell>
          <table:table-cell table:style-name="ce1604" office:value-type="float" office:value="1" calcext:value-type="float">
            <text:p>1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6" calcext:value-type="float">
            <text:p>6</text:p>
          </table:table-cell>
          <table:table-cell table:style-name="ce1604" office:value-type="float" office:value="13" calcext:value-type="float">
            <text:p>13</text:p>
          </table:table-cell>
          <table:table-cell table:style-name="ce1604" office:value-type="float" office:value="11" calcext:value-type="float">
            <text:p>11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kardvívás</text:p>
          </table:table-cell>
          <table:table-cell table:style-name="ce1671" office:value-type="string" calcext:value-type="string">
            <text:p><text:span text:style-name="T18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80"/>
          <table:table-cell table:style-name="ce1590" office:value-type="string" calcext:value-type="string">
            <text:p>Tőrkard</text:p>
          </table:table-cell>
          <table:table-cell table:style-name="ce1606" office:value-type="string" calcext:value-type="string">
            <text:p>egykeze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string" calcext:value-type="string">
            <text:p>S</text:p>
          </table:table-cell>
          <table:table-cell table:number-columns-repeated="2" table:style-name="ce1606" office:value-type="float" office:value="0" calcext:value-type="float">
            <text:p>0</text:p>
          </table:table-cell>
          <table:table-cell table:style-name="ce1642"/>
          <table:table-cell table:style-name="ce1606" office:value-type="float" office:value="1" calcext:value-type="float">
            <text:p>1</text:p>
          </table:table-cell>
          <table:table-cell table:style-name="ce1606" office:value-type="float" office:value="6" calcext:value-type="float">
            <text:p>6</text:p>
          </table:table-cell>
          <table:table-cell table:number-columns-repeated="2" table:style-name="ce1606" office:value-type="float" office:value="12" calcext:value-type="float">
            <text:p>12</text:p>
          </table:table-cell>
          <table:table-cell table:style-name="ce1606" office:value-type="float" office:value="5" calcext:value-type="float">
            <text:p>5</text:p>
          </table:table-cell>
          <table:table-cell table:style-name="ce1656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7">- Az áldozat páncéldobás során -1 büntetést szenved el</text:span></text:p>
            <text:p><text:span text:style-name="T17">- Pontra támadás manővernél: a manőver nehézsége 1-el csökken </text:span></text:p>
            <text:p><text:span text:style-name="T17">- Ha az ellenfél is tőrkarddal harcol, mindketten kapnak +10 VÉ bónuszt.</text:span></text:p>
            <text:p><text:span text:style-name="T17">- Erőbónusz nem számít!</text:span></text:p>
            <text:p><text:span text:style-name="T17">- Könnyebb ellene a fegyvertörés Manőver: </text:span><text:span text:style-name="T21">+2</text:span></text:p>
            <text:p><text:span text:style-name="T17">- Zúzó fegyverek ellen VÉ büntetés: </text:span><text:span text:style-name="T21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Zúzó fegyverek</text:p>
          </table:table-cell>
          <table:table-cell table:style-name="ce1586" office:value-type="string" calcext:value-type="string">
            <text:p>Bot, rövid</text:p>
          </table:table-cell>
          <table:table-cell table:style-name="ce1602" office:value-type="string" calcext:value-type="string">
            <text:p>egykezes</text:p>
          </table:table-cell>
          <table:table-cell table:style-name="ce1608" office:value-type="float" office:value="-3" calcext:value-type="float">
            <text:p>-3</text:p>
          </table:table-cell>
          <table:table-cell table:style-name="ce1608" office:value-type="string" calcext:value-type="string">
            <text:p>Z</text:p>
          </table:table-cell>
          <table:table-cell table:number-columns-repeated="2" table:style-name="ce1608" office:value-type="float" office:value="0" calcext:value-type="float">
            <text:p>0</text:p>
          </table:table-cell>
          <table:table-cell table:style-name="ce1638"/>
          <table:table-cell table:style-name="ce1603" office:value-type="float" office:value="0.5" calcext:value-type="float">
            <text:p>0,5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9" calcext:value-type="float">
            <text:p>9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65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ot, furkó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-1" calcext:value-type="float">
            <text:p>-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2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1">
          <table:table-cell/>
          <table:table-cell table:style-name="ce1587" office:value-type="string" calcext:value-type="string">
            <text:p>Buzogá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21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8" office:value-type="float" office:value="1" calcext:value-type="float">
            <text:p>1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8" calcext:value-type="float">
            <text:p>8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654" office:value-type="string" calcext:value-type="string">
            <text:p>zúzás</text:p>
          </table:table-cell>
          <table:table-cell table:style-name="ce16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lánco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5" calcext:value-type="float">
            <text:p>15</text:p>
          </table:table-cell>
          <table:table-cell table:number-columns-repeated="2"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Buzogány, shadleki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587" office:value-type="string" calcext:value-type="string">
            <text:p>Buzogány, tollas</text:p>
          </table:table-cell>
          <table:table-cell table:style-name="ce1603" office:value-type="string" calcext:value-type="string">
            <text:p>egy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Z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0.5" calcext:value-type="float">
            <text:p>0,5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9" calcext:value-type="float">
            <text:p>9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5" calcext:value-type="float">
            <text:p>5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egykezes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22" office:value-type="string" calcext:value-type="string">
            <text:p>Z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4" calcext:value-type="float">
            <text:p>4</text:p>
          </table:table-cell>
          <table:table-cell table:number-columns-repeated="2" table:style-name="ce1603" office:value-type="float" office:value="8" calcext:value-type="float">
            <text:p>8</text:p>
          </table:table-cell>
          <table:table-cell table:style-name="ce1603" office:value-type="float" office:value="6" calcext:value-type="float">
            <text:p>6</text:p>
          </table:table-cell>
          <table:table-cell table:style-name="ce1653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87" office:value-type="string" calcext:value-type="string">
            <text:p>Csatabárd, kétkezes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8" calcext:value-type="float">
            <text:p>8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1.5" calcext:value-type="float">
            <text:p>1,5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float" office:value="18" calcext:value-type="float">
            <text:p>18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8" calcext:value-type="float">
            <text:p>8</text:p>
          </table:table-cell>
          <table:table-cell table:style-name="ce1653" office:value-type="string" calcext:value-type="string">
            <text:p>zúzás</text:p>
          </table:table-cell>
          <table:table-cell table:style-name="ce1668"/>
          <table:table-cell table:number-columns-repeated="16369"/>
        </table:table-row>
        <table:table-row table:style-name="ro19">
          <table:table-cell/>
          <table:table-cell table:style-name="ce1587" office:value-type="string" calcext:value-type="string">
            <text:p>Csatacsákány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string" calcext:value-type="string">
            <text:p>Z</text:p>
          </table:table-cell>
          <table:table-cell table:style-name="ce1603" office:value-type="float" office:value="10" calcext:value-type="float">
            <text:p>10</text:p>
          </table:table-cell>
          <table:table-cell table:style-name="ce1603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0.5" calcext:value-type="float">
            <text:p>0,5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14" calcext:value-type="float">
            <text:p>14</text:p>
          </table:table-cell>
          <table:table-cell table:style-name="ce1603" office:value-type="float" office:value="5" calcext:value-type="float">
            <text:p>5</text:p>
          </table:table-cell>
          <table:table-cell table:style-name="ce1603" office:value-type="float" office:value="7" calcext:value-type="float">
            <text:p>7</text:p>
          </table:table-cell>
          <table:table-cell table:style-name="ce1653" office:value-type="string" calcext:value-type="string">
            <text:p>zúzás</text:p>
          </table:table-cell>
          <table:table-cell table:style-name="ce16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0" office:value-type="string" calcext:value-type="string">
            <text:p>Harci kalapács</text:p>
          </table:table-cell>
          <table:table-cell table:style-name="ce1607" office:value-type="string" calcext:value-type="string">
            <text:p>kétkezes</text:p>
          </table:table-cell>
          <table:table-cell table:style-name="ce1607" office:value-type="float" office:value="7" calcext:value-type="float">
            <text:p>7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642"/>
          <table:table-cell table:style-name="ce1607" office:value-type="float" office:value="1.5" calcext:value-type="float">
            <text:p>1,5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float" office:value="20" calcext:value-type="float">
            <text:p>20</text:p>
          </table:table-cell>
          <table:table-cell table:number-columns-repeated="2" table:style-name="ce1607" office:value-type="float" office:value="8" calcext:value-type="float">
            <text:p>8</text:p>
          </table:table-cell>
          <table:table-cell table:style-name="ce1657" office:value-type="string" calcext:value-type="string">
            <text:p>zúzás</text:p>
          </table:table-cell>
          <table:table-cell table:style-name="ce167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ándzsavívó fegyverek</text:p>
          </table:table-cell>
          <table:table-cell table:style-name="ce1591" office:value-type="string" calcext:value-type="string">
            <text:p>Alabárd</text:p>
          </table:table-cell>
          <table:table-cell table:style-name="ce1608" office:value-type="string" calcext:value-type="string">
            <text:p>kétkezes</text:p>
          </table:table-cell>
          <table:table-cell table:style-name="ce1608" office:value-type="float" office:value="4" calcext:value-type="float">
            <text:p>4</text:p>
          </table:table-cell>
          <table:table-cell table:style-name="ce1608" office:value-type="string" calcext:value-type="string">
            <text:p>S+Z/V</text:p>
          </table:table-cell>
          <table:table-cell table:style-name="ce1608" office:value-type="float" office:value="6" calcext:value-type="float">
            <text:p>6</text:p>
          </table:table-cell>
          <table:table-cell table:style-name="ce1608" office:value-type="float" office:value="0" calcext:value-type="float">
            <text:p>0</text:p>
          </table:table-cell>
          <table:table-cell table:style-name="ce1638"/>
          <table:table-cell table:style-name="ce1604" office:value-type="float" office:value="3" calcext:value-type="float">
            <text:p>3</text:p>
          </table:table-cell>
          <table:table-cell table:style-name="ce1608" office:value-type="float" office:value="12" calcext:value-type="float">
            <text:p>12</text:p>
          </table:table-cell>
          <table:table-cell table:number-columns-repeated="2" table:style-name="ce1608" office:value-type="float" office:value="28" calcext:value-type="float">
            <text:p>28</text:p>
          </table:table-cell>
          <table:table-cell table:style-name="ce1608" office:value-type="float" office:value="8" calcext:value-type="float">
            <text:p>8</text:p>
          </table:table-cell>
          <table:table-cell table:style-name="ce1654" office:value-type="string" calcext:value-type="string">
            <text:p>lándzsavívás</text:p>
          </table:table-cell>
          <table:table-cell table:style-name="ce1674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579"/>
          <table:table-cell table:style-name="ce1588" office:value-type="string" calcext:value-type="string">
            <text:p>Bot, hosszú</text:p>
          </table:table-cell>
          <table:table-cell table:style-name="ce1604" office:value-type="string" calcext:value-type="string">
            <text:p>kétkezes</text:p>
          </table:table-cell>
          <table:table-cell table:style-name="ce1613" office:value-type="float" office:value="1" calcext:value-type="float">
            <text:p>1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16" calcext:value-type="float">
            <text:p>16</text:p>
          </table:table-cell>
          <table:table-cell table:style-name="ce1604" office:value-type="float" office:value="24" calcext:value-type="float">
            <text:p>24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Lándzs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14" calcext:value-type="float">
            <text:p>14</text:p>
          </table:table-cell>
          <table:table-cell table:number-columns-repeated="2" table:style-name="ce1604" office:value-type="float" office:value="32" calcext:value-type="float">
            <text:p>32</text:p>
          </table:table-cell>
          <table:table-cell table:style-name="ce1604" office:value-type="float" office:value="6" calcext:value-type="float">
            <text:p>6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2">
          <table:table-cell table:style-name="ce1579"/>
          <table:table-cell table:style-name="ce1588" office:value-type="string" calcext:value-type="string">
            <text:p>Pika</text:p>
          </table:table-cell>
          <table:table-cell table:style-name="ce1604" office:value-type="string" calcext:value-type="string">
            <text:p>két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string" calcext:value-type="string">
            <text:p>4/0</text:p>
          </table:table-cell>
          <table:table-cell table:style-name="ce1604" office:value-type="float" office:value="0" calcext:value-type="float">
            <text:p>0</text:p>
          </table:table-cell>
          <table:table-cell table:style-name="ce1639"/>
          <table:table-cell table:style-name="ce1604" office:value-type="float" office:value="4" calcext:value-type="float">
            <text:p>4</text:p>
          </table:table-cell>
          <table:table-cell table:style-name="ce1604" office:value-type="float" office:value="18" calcext:value-type="float">
            <text:p>18</text:p>
          </table:table-cell>
          <table:table-cell table:number-columns-repeated="2" table:style-name="ce1604" office:value-type="float" office:value="40" calcext:value-type="float">
            <text:p>40</text:p>
          </table:table-cell>
          <table:table-cell table:style-name="ce1604" office:value-type="float" office:value="9" calcext:value-type="float">
            <text:p>9</text:p>
          </table:table-cell>
          <table:table-cell table:style-name="ce1654" office:value-type="string" calcext:value-type="string">
            <text:p>lándzsavívás</text:p>
          </table:table-cell>
          <table:table-cell table:style-name="ce1675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579"/>
          <table:table-cell table:style-name="ce1588" office:value-type="string" calcext:value-type="string">
            <text:p>Szigony, egykezes</text:p>
          </table:table-cell>
          <table:table-cell table:style-name="ce1604" office:value-type="string" calcext:value-type="string">
            <text:p>egykeze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string" calcext:value-type="string">
            <text:p>S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39"/>
          <table:table-cell table:style-name="ce1603" office:value-type="float" office:value="2" calcext:value-type="float">
            <text:p>2</text:p>
          </table:table-cell>
          <table:table-cell table:style-name="ce1604" office:value-type="float" office:value="5" calcext:value-type="float">
            <text:p>5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14" calcext:value-type="float">
            <text:p>14</text:p>
          </table:table-cell>
          <table:table-cell table:style-name="ce1604" office:value-type="float" office:value="7" calcext:value-type="float">
            <text:p>7</text:p>
          </table:table-cell>
          <table:table-cell table:style-name="ce1654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581"/>
          <table:table-cell table:style-name="ce1592" office:value-type="string" calcext:value-type="string">
            <text:p>Szigony, kétkezes</text:p>
          </table:table-cell>
          <table:table-cell table:style-name="ce1609" office:value-type="string" calcext:value-type="string">
            <text:p>kétkezes</text:p>
          </table:table-cell>
          <table:table-cell table:style-name="ce1609" office:value-type="float" office:value="4" calcext:value-type="float">
            <text:p>4</text:p>
          </table:table-cell>
          <table:table-cell table:style-name="ce1609" office:value-type="string" calcext:value-type="string">
            <text:p>S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0" calcext:value-type="float">
            <text:p>0</text:p>
          </table:table-cell>
          <table:table-cell table:style-name="ce1641"/>
          <table:table-cell table:style-name="ce1609" office:value-type="float" office:value="3" calcext:value-type="float">
            <text:p>3</text:p>
          </table:table-cell>
          <table:table-cell table:style-name="ce1609" office:value-type="float" office:value="10" calcext:value-type="float">
            <text:p>10</text:p>
          </table:table-cell>
          <table:table-cell table:style-name="ce1609" office:value-type="float" office:value="22" calcext:value-type="float">
            <text:p>22</text:p>
          </table:table-cell>
          <table:table-cell table:style-name="ce1609" office:value-type="float" office:value="26" calcext:value-type="float">
            <text:p>26</text:p>
          </table:table-cell>
          <table:table-cell table:style-name="ce1609" office:value-type="float" office:value="8" calcext:value-type="float">
            <text:p>8</text:p>
          </table:table-cell>
          <table:table-cell table:style-name="ce1658" office:value-type="string" calcext:value-type="string">
            <text:p>lándzsavívás</text:p>
          </table:table-cell>
          <table:table-cell table:style-name="ce16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582"/>
          <table:table-cell table:style-name="ce1593" office:value-type="string" calcext:value-type="string">
            <text:p>Fegyver</text:p>
          </table:table-cell>
          <table:table-cell table:style-name="ce1610" office:value-type="string" calcext:value-type="string">
            <text:p>Forgatás módja</text:p>
          </table:table-cell>
          <table:table-cell table:style-name="ce1593" office:value-type="string" calcext:value-type="string">
            <text:p>SP</text:p>
          </table:table-cell>
          <table:table-cell table:style-name="ce1610" office:value-type="string" calcext:value-type="string">
            <text:p>Sebzés módja</text:p>
          </table:table-cell>
          <table:table-cell table:style-name="ce1593" office:value-type="string" calcext:value-type="string">
            <text:p>Átütés</text:p>
          </table:table-cell>
          <table:table-cell table:style-name="ce1593" table:number-columns-repeated="2"/>
          <table:table-cell table:style-name="ce1593" office:value-type="string" calcext:value-type="string">
            <text:p>Hatótáv</text:p>
          </table:table-cell>
          <table:table-cell table:style-name="ce1593" office:value-type="string" calcext:value-type="string">
            <text:p>KÉ</text:p>
          </table:table-cell>
          <table:table-cell table:style-name="ce1593" office:value-type="string" calcext:value-type="string">
            <text:p>CÉ</text:p>
          </table:table-cell>
          <table:table-cell table:style-name="ce1593" office:value-type="string" calcext:value-type="string">
            <text:p>Osztó</text:p>
          </table:table-cell>
          <table:table-cell table:style-name="ce1593" office:value-type="string" calcext:value-type="string">
            <text:p>Sebesség</text:p>
          </table:table-cell>
          <table:table-cell table:style-name="ce1593" office:value-type="string" calcext:value-type="string">
            <text:p>Harcmodor</text:p>
          </table:table-cell>
          <table:table-cell table:style-name="ce1593"/>
          <table:table-cell table:style-name="ce16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8" office:value-type="string" calcext:value-type="string">
            <text:p>Hajítófegyverek</text:p>
          </table:table-cell>
          <table:table-cell table:style-name="ce1594" office:value-type="string" calcext:value-type="string">
            <text:p>Bola</text:p>
          </table:table-cell>
          <table:table-cell table:style-name="ce1594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number-columns-repeated="2" table:style-name="ce1615" office:value-type="float" office:value="2" calcext:value-type="float">
            <text:p>2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/>
          <table:table-cell table:number-columns-repeated="16369"/>
        </table:table-row>
        <table:table-row table:style-name="ro23">
          <table:table-cell table:style-name="ce1583"/>
          <table:table-cell table:style-name="ce1595" office:value-type="string" calcext:value-type="string">
            <text:p>Dárda</text:p>
          </table:table-cell>
          <table:table-cell table:style-name="ce1595" office:value-type="string" calcext:value-type="string">
            <text:p>egykezes</text:p>
          </table:table-cell>
          <table:table-cell table:style-name="ce1616" office:value-type="float" office:value="3" calcext:value-type="float">
            <text:p>3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3" calcext:value-type="float">
            <text:p>3</text:p>
          </table:table-cell>
          <table:table-cell table:style-name="ce1629" table:number-columns-repeated="2"/>
          <table:table-cell table:style-name="ce1616" office:value-type="string" calcext:value-type="string">
            <text:p>5m + (Erő x 3)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3" calcext:value-type="float">
            <text:p>3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7" calcext:value-type="float">
            <text:p>7</text:p>
          </table:table-cell>
          <table:table-cell table:style-name="ce1659" office:value-type="string" calcext:value-type="string">
            <text:p>hajítás</text:p>
          </table:table-cell>
          <table:table-cell table:style-name="ce1678" office:value-type="string" calcext:value-type="string">
            <text:p>Követelmény: Erő +0</text:p>
            <text:p><text:span text:style-name="T22">Maximális hatótávolsága: </text:span><text:span text:style-name="T23">5m + (Erő x 3)</text:span></text:p>
            <text:p>Pajzsba dobva csökkenti annak <text:span text:style-name="T18">Védő Értékét</text:span> a dobott <text:span text:style-name="T18">SP</text:span> értékkel</text:p>
          </table:table-cell>
          <table:table-cell table:style-name="ce1690"/>
          <table:table-cell table:style-name="ce604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594" office:value-type="string" calcext:value-type="string">
            <text:p>Dobóhál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5" office:value-type="string" calcext:value-type="string">
            <text:p>-</text:p>
          </table:table-cell>
          <table:table-cell table:style-name="ce1615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4m</text:p>
          </table:table-cell>
          <table:table-cell table:style-name="ce1615" office:value-type="float" office:value="2" calcext:value-type="float">
            <text:p>2</text:p>
          </table:table-cell>
          <table:table-cell table:style-name="ce1615" office:value-type="float" office:value="0" calcext:value-type="float">
            <text:p>0</text:p>
          </table:table-cell>
          <table:table-cell table:style-name="ce1594" office:value-type="float" office:value="1" calcext:value-type="float">
            <text:p>1</text:p>
          </table:table-cell>
          <table:table-cell table:style-name="ce1648" office:value-type="float" office:value="10" calcext:value-type="float">
            <text:p>10</text:p>
          </table:table-cell>
          <table:table-cell table:style-name="ce1653" office:value-type="string" calcext:value-type="string">
            <text:p>hajítás</text:p>
          </table:table-cell>
          <table:table-cell table:style-name="ce16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Hajítóbárd</text:p>
          </table:table-cell>
          <table:table-cell table:style-name="ce1598" office:value-type="string" calcext:value-type="string">
            <text:p>egykezes</text:p>
          </table:table-cell>
          <table:table-cell table:style-name="ce1617" office:value-type="float" office:value="2" calcext:value-type="float">
            <text:p>2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4" calcext:value-type="float">
            <text:p>4</text:p>
          </table:table-cell>
          <table:table-cell table:style-name="ce1596" office:value-type="float" office:value="2" calcext:value-type="float">
            <text:p>2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7"/>
          <table:table-cell table:style-name="ce1597" office:value-type="string" calcext:value-type="string">
            <text:p>Hajítótőr</text:p>
          </table:table-cell>
          <table:table-cell table:style-name="ce1595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15m</text:p>
          </table:table-cell>
          <table:table-cell table:style-name="ce1623" office:value-type="float" office:value="12" calcext:value-type="float">
            <text:p>12</text:p>
          </table:table-cell>
          <table:table-cell table:style-name="ce1623" office:value-type="float" office:value="4" calcext:value-type="float">
            <text:p>4</text:p>
          </table:table-cell>
          <table:table-cell table:style-name="ce1597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table:style-name="ce1660" office:value-type="string" calcext:value-type="string">
            <text:p>hajítás</text:p>
          </table:table-cell>
          <table:table-cell table:style-name="ce1680" office:value-type="string" calcext:value-type="string">
            <text:p><text:span text:style-name="T11">Automatikusan jár rá a</text:span></text:p>
            <text:p><text:span text:style-name="T11">Közeli lövés fortélynál leírt +10CÉ bónusz</text:span></text:p>
            <text:p><text:span text:style-name="T11">Ha a célpont Cellaszáma 1.</text:span></text:p>
            <text:p><text:span text:style-name="T11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96" office:value-type="string" calcext:value-type="string">
            <text:p>kő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10" calcext:value-type="float">
            <text:p>-10</text:p>
          </table:table-cell>
          <table:table-cell table:style-name="ce1617" office:value-type="string" calcext:value-type="string">
            <text:p>Z</text:p>
          </table:table-cell>
          <table:table-cell table:style-name="ce1617" office:value-type="float" office:value="0" calcext:value-type="float">
            <text:p>0</text:p>
          </table:table-cell>
          <table:table-cell table:style-name="ce1631"/>
          <table:table-cell table:style-name="ce1644"/>
          <table:table-cell table:style-name="ce1623" office:value-type="string" calcext:value-type="string">
            <text:p>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Lasszó</text:p>
          </table:table-cell>
          <table:table-cell table:style-name="ce1598" office:value-type="string" calcext:value-type="string">
            <text:p>egykezes</text:p>
          </table:table-cell>
          <table:table-cell table:number-columns-repeated="2" table:style-name="ce1616" office:value-type="string" calcext:value-type="string">
            <text:p>-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10m</text:p>
          </table:table-cell>
          <table:table-cell table:number-columns-repeated="2" table:style-name="ce1616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2" office:value-type="string" calcext:value-type="string">
            <text:p>Sebesülés az esés következtében lehet.</text:p>
          </table:table-cell>
          <table:table-cell table:style-name="ce604" table:number-columns-repeated="241"/>
          <table:table-cell table:number-columns-repeated="16128"/>
        </table:table-row>
        <table:table-row table:style-name="ro25">
          <table:table-cell/>
          <table:table-cell table:style-name="ce1598" office:value-type="string" calcext:value-type="string">
            <text:p>Parittya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float" office:value="0" calcext:value-type="float">
            <text:p>0</text:p>
          </table:table-cell>
          <table:table-cell table:style-name="ce1616" office:value-type="string" calcext:value-type="string">
            <text:p>Z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70m</text:p>
          </table:table-cell>
          <table:table-cell table:number-columns-repeated="2" table:style-name="ce1616" office:value-type="float" office:value="4" calcext:value-type="float">
            <text:p>4</text:p>
          </table:table-cell>
          <table:table-cell table:style-name="ce1598" office:value-type="float" office:value="2" calcext:value-type="float">
            <text:p>2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hajítás</text:p>
          </table:table-cell>
          <table:table-cell table:style-name="ce16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Ramiera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0" calcext:value-type="float">
            <text:p>0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0m</text:p>
          </table:table-cell>
          <table:table-cell table:style-name="ce1617" office:value-type="float" office:value="7" calcext:value-type="float">
            <text:p>7</text:p>
          </table:table-cell>
          <table:table-cell table:style-name="ce1617" office:value-type="float" office:value="1" calcext:value-type="float">
            <text:p>1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hajítás</text:p>
          </table:table-cell>
          <table:table-cell table:style-name="ce1679"/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Slan csillag</text:p>
          </table:table-cell>
          <table:table-cell table:style-name="ce1596" office:value-type="string" calcext:value-type="string">
            <text:p>egykezes</text:p>
          </table:table-cell>
          <table:table-cell table:style-name="ce1617" office:value-type="float" office:value="-5" calcext:value-type="float">
            <text:p>-5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5m</text:p>
          </table:table-cell>
          <table:table-cell table:style-name="ce1617" office:value-type="float" office:value="12" calcext:value-type="float">
            <text:p>12</text:p>
          </table:table-cell>
          <table:table-cell table:style-name="ce1617" office:value-type="float" office:value="3" calcext:value-type="float">
            <text:p>3</text:p>
          </table:table-cell>
          <table:table-cell table:style-name="ce1596" office:value-type="float" office:value="1" calcext:value-type="float">
            <text:p>1</text:p>
          </table:table-cell>
          <table:table-cell table:style-name="ce1650" office:value-type="float" office:value="4" calcext:value-type="float">
            <text:p>4</text:p>
          </table:table-cell>
          <table:table-cell table:style-name="ce1653" office:value-type="string" calcext:value-type="string">
            <text:p>hajítás</text:p>
          </table:table-cell>
          <table:table-cell table:style-name="ce1681"/>
          <table:table-cell table:number-columns-repeated="16369"/>
        </table:table-row>
        <table:table-row table:style-name="ro2">
          <table:table-cell table:style-name="ce1339"/>
          <table:table-cell table:style-name="ce1599" office:value-type="string" calcext:value-type="string">
            <text:p>Tőr</text:p>
          </table:table-cell>
          <table:table-cell table:style-name="ce1599" office:value-type="string" calcext:value-type="string">
            <text:p>egykezes</text:p>
          </table:table-cell>
          <table:table-cell table:style-name="ce1618" office:value-type="float" office:value="0" calcext:value-type="float">
            <text:p>0</text:p>
          </table:table-cell>
          <table:table-cell table:style-name="ce1618" office:value-type="string" calcext:value-type="string">
            <text:p>S</text:p>
          </table:table-cell>
          <table:table-cell table:style-name="ce1618" office:value-type="float" office:value="0" calcext:value-type="float">
            <text:p>0</text:p>
          </table:table-cell>
          <table:table-cell table:style-name="ce1632" table:number-columns-repeated="2"/>
          <table:table-cell table:style-name="ce1618" office:value-type="string" calcext:value-type="string">
            <text:p>10m</text:p>
          </table:table-cell>
          <table:table-cell table:style-name="ce1618" office:value-type="float" office:value="7" calcext:value-type="float">
            <text:p>7</text:p>
          </table:table-cell>
          <table:table-cell table:style-name="ce1618" office:value-type="float" office:value="2" calcext:value-type="float">
            <text:p>2</text:p>
          </table:table-cell>
          <table:table-cell table:style-name="ce1599" office:value-type="float" office:value="2" calcext:value-type="float">
            <text:p>2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hajítás</text:p>
          </table:table-cell>
          <table:table-cell table:style-name="ce38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8" office:value-type="string" calcext:value-type="string">
            <text:p>Íjász lőfegyverek</text:p>
          </table:table-cell>
          <table:table-cell table:style-name="ce1594" office:value-type="string" calcext:value-type="string">
            <text:p>Rövid íj</text:p>
          </table:table-cell>
          <table:table-cell table:style-name="ce1594" office:value-type="string" calcext:value-type="string">
            <text:p>kétkezes</text:p>
          </table:table-cell>
          <table:table-cell table:style-name="ce1615" office:value-type="float" office:value="1" calcext:value-type="float">
            <text:p>1</text:p>
          </table:table-cell>
          <table:table-cell table:style-name="ce1615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33"/>
          <table:table-cell table:style-name="ce1643"/>
          <table:table-cell table:style-name="ce1615" office:value-type="string" calcext:value-type="string">
            <text:p>60m</text:p>
          </table:table-cell>
          <table:table-cell table:number-columns-repeated="2" table:style-name="ce1615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5" calcext:value-type="float">
            <text:p>5</text:p>
          </table:table-cell>
          <table:table-cell table:style-name="ce1653" office:value-type="string" calcext:value-type="string">
            <text:p>íjászat</text:p>
          </table:table-cell>
          <table:table-cell table:style-name="ce1684" office:value-type="string" calcext:value-type="string">
            <text:p>Az Erőbónusz csak akkor számít</text:p>
            <text:p>Ha az íj erre az Erő értékre lett tervezve!</text:p>
            <text:p><text:span text:style-name="T18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Hosszú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3" calcext:value-type="float">
            <text:p>3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2" calcext:value-type="float">
            <text:p>12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6" office:value-type="string" calcext:value-type="string">
            <text:p>Visszacsapó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3" calcext:value-type="float">
            <text:p>3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60m</text:p>
          </table:table-cell>
          <table:table-cell table:style-name="ce1617" office:value-type="float" office:value="6" calcext:value-type="float">
            <text:p>6</text:p>
          </table:table-cell>
          <table:table-cell table:style-name="ce1617" office:value-type="float" office:value="10" calcext:value-type="float">
            <text:p>10</text:p>
          </table:table-cell>
          <table:table-cell table:style-name="ce1596" office:value-type="float" office:value="3" calcext:value-type="float">
            <text:p>3</text:p>
          </table:table-cell>
          <table:table-cell table:style-name="ce1650" office:value-type="float" office:value="7" calcext:value-type="float">
            <text:p>7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6" office:value-type="string" calcext:value-type="string">
            <text:p>Elf íj</text:p>
          </table:table-cell>
          <table:table-cell table:style-name="ce1596" office:value-type="string" calcext:value-type="string">
            <text:p>kétkezes</text:p>
          </table:table-cell>
          <table:table-cell table:style-name="ce1617" office:value-type="float" office:value="4" calcext:value-type="float">
            <text:p>4</text:p>
          </table:table-cell>
          <table:table-cell table:style-name="ce1617" office:value-type="string" calcext:value-type="string">
            <text:p>S</text:p>
          </table:table-cell>
          <table:table-cell table:style-name="ce1617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style-name="ce1617" office:value-type="float" office:value="8" calcext:value-type="float">
            <text:p>8</text:p>
          </table:table-cell>
          <table:table-cell table:style-name="ce1617" office:value-type="float" office:value="13" calcext:value-type="float">
            <text:p>13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6" calcext:value-type="float">
            <text:p>6</text:p>
          </table:table-cell>
          <table:table-cell table:style-name="ce1653" office:value-type="string" calcext:value-type="string">
            <text:p>íjászat</text:p>
          </table:table-cell>
          <table:table-cell table:style-name="ce16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8" office:value-type="string" calcext:value-type="string">
            <text:p>Fúvócső, kicsi</text:p>
          </table:table-cell>
          <table:table-cell table:style-name="ce1598" office:value-type="string" calcext:value-type="string">
            <text:p>egykezes</text:p>
          </table:table-cell>
          <table:table-cell table:style-name="ce1616" office:value-type="string" calcext:value-type="string">
            <text:p>spec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/>
          <table:table-cell table:style-name="ce1645"/>
          <table:table-cell table:style-name="ce1616" office:value-type="string" calcext:value-type="string">
            <text:p>16m</text:p>
          </table:table-cell>
          <table:table-cell table:style-name="ce1616" office:value-type="float" office:value="10" calcext:value-type="float">
            <text:p>10</text:p>
          </table:table-cell>
          <table:table-cell table:style-name="ce1616" office:value-type="float" office:value="8" calcext:value-type="float">
            <text:p>8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8" calcext:value-type="float">
            <text:p>8</text:p>
          </table:table-cell>
          <table:table-cell table:style-name="ce1659" office:value-type="string" calcext:value-type="string">
            <text:p>íjászat</text:p>
          </table:table-cell>
          <table:table-cell table:style-name="ce16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3"/>
          <table:table-cell table:style-name="ce1598" office:value-type="string" calcext:value-type="string">
            <text:p>Fúvócső, vadász</text:p>
          </table:table-cell>
          <table:table-cell table:style-name="ce1598" office:value-type="string" calcext:value-type="string">
            <text:p>kétkezes</text:p>
          </table:table-cell>
          <table:table-cell table:style-name="ce1616" office:value-type="float" office:value="-10" calcext:value-type="float">
            <text:p>-10</text:p>
          </table:table-cell>
          <table:table-cell table:style-name="ce1616" office:value-type="string" calcext:value-type="string">
            <text:p>S</text:p>
          </table:table-cell>
          <table:table-cell table:style-name="ce1616" office:value-type="float" office:value="0" calcext:value-type="float">
            <text:p>0</text:p>
          </table:table-cell>
          <table:table-cell table:style-name="ce1629" table:number-columns-repeated="2"/>
          <table:table-cell table:style-name="ce1616" office:value-type="string" calcext:value-type="string">
            <text:p>30m</text:p>
          </table:table-cell>
          <table:table-cell table:style-name="ce1616" office:value-type="float" office:value="5" calcext:value-type="float">
            <text:p>5</text:p>
          </table:table-cell>
          <table:table-cell table:style-name="ce1616" office:value-type="float" office:value="10" calcext:value-type="float">
            <text:p>10</text:p>
          </table:table-cell>
          <table:table-cell table:style-name="ce1598" office:value-type="float" office:value="1" calcext:value-type="float">
            <text:p>1</text:p>
          </table:table-cell>
          <table:table-cell table:style-name="ce1649" office:value-type="float" office:value="9" calcext:value-type="float">
            <text:p>9</text:p>
          </table:table-cell>
          <table:table-cell table:style-name="ce1659" office:value-type="string" calcext:value-type="string">
            <text:p>íjászat</text:p>
          </table:table-cell>
          <table:table-cell table:style-name="ce1682"/>
          <table:table-cell table:style-name="ce604" table:number-columns-repeated="241"/>
          <table:table-cell table:number-columns-repeated="16128"/>
        </table:table-row>
        <table:table-row table:style-name="ro2">
          <table:table-cell table:style-name="ce1578" office:value-type="string" calcext:value-type="string">
            <text:p>Lövész lőfegyverek</text:p>
          </table:table-cell>
          <table:table-cell table:style-name="ce1594" office:value-type="string" calcext:value-type="string">
            <text:p>Kézi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0" calcext:value-type="float">
            <text:p>0</text:p>
          </table:table-cell>
          <table:table-cell table:style-name="ce1628"/>
          <table:table-cell table:style-name="ce1643"/>
          <table:table-cell table:style-name="ce1615" office:value-type="string" calcext:value-type="string">
            <text:p>2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0" calcext:value-type="float">
            <text:p>10</text:p>
          </table:table-cell>
          <table:table-cell table:style-name="ce1594" office:value-type="float" office:value="3" calcext:value-type="float">
            <text:p>3</text:p>
          </table:table-cell>
          <table:table-cell table:style-name="ce1648" office:value-type="float" office:value="9" calcext:value-type="float">
            <text:p>9</text:p>
          </table:table-cell>
          <table:table-cell table:style-name="ce1653" office:value-type="string" calcext:value-type="string">
            <text:p>lövészet</text:p>
          </table:table-cell>
          <table:table-cell table:style-name="ce16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6" calcext:value-type="float">
            <text:p>6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8" calcext:value-type="float">
            <text:p>8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4" calcext:value-type="float">
            <text:p>4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2" calcext:value-type="float">
            <text:p>12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Nehéz nyílpuska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string" calcext:value-type="string">
            <text:p>S</text:p>
          </table:table-cell>
          <table:table-cell table:style-name="ce1617" office:value-type="float" office:value="15" calcext:value-type="float">
            <text:p>15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80m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15" calcext:value-type="float">
            <text:p>1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6" office:value-type="string" calcext:value-type="string">
            <text:p>Shadoni páncéltörő</text:p>
          </table:table-cell>
          <table:table-cell table:style-name="ce1596" office:value-type="string" calcext:value-type="string">
            <text:p>kétkezes</text:p>
          </table:table-cell>
          <table:table-cell table:style-name="ce1596" office:value-type="float" office:value="20" calcext:value-type="float">
            <text:p>20</text:p>
          </table:table-cell>
          <table:table-cell table:style-name="ce1596" office:value-type="string" calcext:value-type="string">
            <text:p>Z</text:p>
          </table:table-cell>
          <table:table-cell table:style-name="ce1617" office:value-type="float" office:value="20" calcext:value-type="float">
            <text:p>2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120m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string" calcext:value-type="string">
            <text:p>-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6" office:value-type="string" calcext:value-type="string">
            <text:p>Kharei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float" office:value="3" calcext:value-type="float">
            <text:p>3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0" calcext:value-type="float">
            <text:p>0</text:p>
          </table:table-cell>
          <table:table-cell table:style-name="ce1630"/>
          <table:table-cell table:style-name="ce1643"/>
          <table:table-cell table:style-name="ce1617" office:value-type="string" calcext:value-type="string">
            <text:p>50m</text:p>
          </table:table-cell>
          <table:table-cell table:style-name="ce1596" office:value-type="float" office:value="5" calcext:value-type="float">
            <text:p>5</text:p>
          </table:table-cell>
          <table:table-cell table:style-name="ce1596" office:value-type="float" office:value="14" calcext:value-type="float">
            <text:p>14</text:p>
          </table:table-cell>
          <table:table-cell table:style-name="ce1596" office:value-type="float" office:value="4" calcext:value-type="float">
            <text:p>4</text:p>
          </table:table-cell>
          <table:table-cell table:style-name="ce1650" office:value-type="float" office:value="5" calcext:value-type="float">
            <text:p>5</text:p>
          </table:table-cell>
          <table:table-cell table:style-name="ce1653" office:value-type="string" calcext:value-type="string">
            <text:p>lövészet</text:p>
          </table:table-cell>
          <table:table-cell table:style-name="ce16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39"/>
          <table:table-cell table:style-name="ce1599" office:value-type="string" calcext:value-type="string">
            <text:p>Aquir nyílpusk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string" calcext:value-type="string">
            <text:p>halál / +6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20" calcext:value-type="float">
            <text:p>20</text:p>
          </table:table-cell>
          <table:table-cell table:style-name="ce1632" table:number-columns-repeated="2"/>
          <table:table-cell table:style-name="ce1618" office:value-type="string" calcext:value-type="string">
            <text:p>50m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4" calcext:value-type="float">
            <text:p>4</text:p>
          </table:table-cell>
          <table:table-cell table:style-name="ce1652" office:value-type="float" office:value="6" calcext:value-type="float">
            <text:p>6</text:p>
          </table:table-cell>
          <table:table-cell table:style-name="ce1655" office:value-type="string" calcext:value-type="string">
            <text:p>lövészet</text:p>
          </table:table-cell>
          <table:table-cell table:style-name="ce168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685"/>
          <table:table-cell table:style-name="ce381" table:number-columns-repeated="240"/>
          <table:table-cell table:number-columns-repeated="16128"/>
        </table:table-row>
        <table:table-row table:style-name="ro2">
          <table:table-cell table:style-name="ce157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11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5" table:default-cell-style-name="ce1478"/>
        <table:table-column table:style-name="co56" table:default-cell-style-name="ce1481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60" table:default-cell-style-name="ce1530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17"/>
          <table:covered-table-cell table:style-name="ce617"/>
          <table:covered-table-cell table:style-name="ce1417"/>
          <table:covered-table-cell table:style-name="ce1579"/>
          <table:covered-table-cell table:number-columns-repeated="2" table:style-name="ce617"/>
          <table:covered-table-cell table:style-name="ce141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417"/>
          <table:table-cell table:style-name="ce617"/>
          <table:table-cell table:style-name="ce1417"/>
          <table:table-cell table:style-name="ce1579"/>
          <table:table-cell table:style-name="ce617" table:number-columns-repeated="2"/>
          <table:table-cell table:style-name="ce1417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405" office:value-type="string" calcext:value-type="string">
            <text:p><text:span text:style-name="T26"><text:a xlink:href="https://github.com/kaktusztea/km100/blob/master/md/kepzettsegek/osi_nyelv_ismerete.md" xlink:type="simple">Ősi nyelv ismerete</text:a></text:span><text:span text:style-name="T26"> 🔁</text:span></text:p>
          </table:table-cell>
          <table:table-cell table:style-name="ce1501"/>
          <table:table-cell table:style-name="ce1545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4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40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40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40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40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40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4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0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40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40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40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table:content-validation-name="val174" office:value-type="string" calcext:value-type="string">
            <text:p><text:span text:style-name="T26"><text:a xlink:href="https://github.com/kaktusztea/km100/blob/master/md/kepzettsegek/szakma.md" xlink:type="simple">Szakma</text:a></text:span><text:span text:style-name="T26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0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450"/>
        <table:table-column table:style-name="co68" table:default-cell-style-name="ce1761"/>
        <table:table-column table:style-name="co69" table:default-cell-style-name="ce1450"/>
        <table:table-column table:style-name="co70" table:default-cell-style-name="ce1765"/>
        <table:table-column table:style-name="co14" table:default-cell-style-name="ce1450"/>
        <table:table-column table:style-name="co71" table:default-cell-style-name="ce1450"/>
        <table:table-column table:style-name="co72" table:default-cell-style-name="ce1450"/>
        <table:table-column table:style-name="co73" table:default-cell-style-name="ce1450"/>
        <table:table-column table:style-name="co74" table:default-cell-style-name="ce1450"/>
        <table:table-column table:style-name="co75" table:default-cell-style-name="ce1450"/>
        <table:table-column table:style-name="co76" table:default-cell-style-name="ce1450"/>
        <table:table-column table:style-name="co77" table:default-cell-style-name="ce1450"/>
        <table:table-column table:style-name="co78" table:default-cell-style-name="ce1450"/>
        <table:table-column table:style-name="co14" table:number-columns-repeated="16371" table:default-cell-style-name="ce1450"/>
        <table:table-row table:style-name="ro3">
          <table:table-cell table:style-name="ce1755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59"/>
          <table:covered-table-cell table:style-name="ce1764"/>
          <table:covered-table-cell table:number-columns-repeated="8" table:style-name="ce1759"/>
          <table:covered-table-cell/>
          <table:table-cell table:number-columns-repeated="16371"/>
        </table:table-row>
        <table:table-row table:style-name="ro2">
          <table:table-cell/>
          <table:table-cell table:style-name="ce1450"/>
          <table:table-cell table:number-columns-repeated="16382"/>
        </table:table-row>
        <table:table-row table:style-name="ro2">
          <table:table-cell table:style-name="ce1757"/>
          <table:table-cell table:style-name="ce1760" office:value-type="string" calcext:value-type="string">
            <text:p>Max fok</text:p>
          </table:table-cell>
          <table:table-cell/>
          <table:table-cell table:style-name="ce1766" office:value-type="string" calcext:value-type="string">
            <text:p>Nyelvek</text:p>
          </table:table-cell>
          <table:table-cell table:style-name="ce1767" office:value-type="string" calcext:value-type="string">
            <text:p>Rövidítés</text:p>
          </table:table-cell>
          <table:table-cell/>
          <table:table-cell table:style-name="ce1767" office:value-type="string" calcext:value-type="string">
            <text:p>Szabad Hátterek</text:p>
          </table:table-cell>
          <table:table-cell/>
          <table:table-cell table:style-name="ce1767" office:value-type="string" calcext:value-type="string">
            <text:p>Faj Hátterek</text:p>
          </table:table-cell>
          <table:table-cell/>
          <table:table-cell table:style-name="ce1767" office:value-type="string" calcext:value-type="string">
            <text:p>Leíró Hátterek</text:p>
          </table:table-cell>
          <table:table-cell/>
          <table:table-cell table:style-name="ce1767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57"/>
          <table:table-cell table:style-name="ce1760"/>
          <table:table-cell table:number-columns-repeated="4"/>
          <table:table-cell table:style-name="ce1757"/>
          <table:table-cell/>
          <table:table-cell table:style-name="ce1757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1">Godoni nyelvek </text:span><text:span text:style-name="T32">➖➖➖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Származás </text:span><text:span text:style-name="T34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6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6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6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6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6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6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30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70" office:value-type="string" calcext:value-type="string">
            <text:p><text:span text:style-name="T27">➖➖➖ </text:span><text:span text:style-name="T33">Jellem, fóbiák, hobbik </text:span><text:span text:style-name="T34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16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6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69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69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69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69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67" office:value-type="string" calcext:value-type="string">
            <text:p>Bónusz Hátterek</text:p>
          </table:table-cell>
          <table:table-cell/>
          <table:table-cell table:style-name="ce1769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63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57"/>
          <table:table-cell/>
          <table:table-cell table:style-name="ce1769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69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69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69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69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68"/>
          <table:table-cell/>
          <table:table-cell table:style-name="ce176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69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67" office:value-type="string" calcext:value-type="string">
            <text:p>Spéci Szabad Hátterek (külön táblázatban)</text:p>
          </table:table-cell>
          <table:table-cell/>
          <table:table-cell table:style-name="ce176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69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0" office:value-type="string" calcext:value-type="string">
            <text:p><text:span text:style-name="T27">➖➖➖ </text:span><text:span text:style-name="T31">Faj nyelvek </text:span><text:span text:style-name="T32">➖➖➖ </text:span></text:p>
          </table:table-cell>
          <table:table-cell table:number-columns-repeated="2"/>
          <table:table-cell table:style-name="ce176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6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68"/>
          <table:table-cell/>
          <table:table-cell table:style-name="Default"/>
          <table:table-cell/>
          <table:table-cell table:style-name="ce1769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5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67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70" office:value-type="string" calcext:value-type="string">
            <text:p><text:span text:style-name="T27">➖➖➖ </text:span><text:span text:style-name="T33">Küllem, fizikum </text:span><text:span text:style-name="T34">➖➖➖ </text:span>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69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69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69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69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69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69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69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69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69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69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30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0" office:value-type="string" calcext:value-type="string">
            <text:p><text:span text:style-name="T27">➖➖➖ Kyr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69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62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5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50" office:value-type="string" calcext:value-type="string">
            <text:p><text:span text:style-name="T27">➖➖➖ Speciális</text:span><text:span text:style-name="T31"> nyelvek </text:span><text:span text:style-name="T32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45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770" office:value-type="string" calcext:value-type="string">
            <text:p><text:span text:style-name="T27">➖➖➖➖ Karmák</text:span><text:span text:style-name="T33"> </text:span><text:span text:style-name="T34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9" table:default-cell-style-name="ce1189"/>
        <table:table-column table:style-name="co80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71" office:value-type="string" calcext:value-type="string">
            <text:p>Karakter pontok (KP) elosztása </text:p>
          </table:table-cell>
          <table:table-cell table:style-name="ce1771"/>
          <table:table-cell table:number-columns-repeated="16382"/>
        </table:table-row>
        <table:table-row table:style-name="ro22">
          <table:table-cell/>
          <table:table-cell table:style-name="ce1773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773"/>
          <table:table-cell table:number-columns-repeated="16382"/>
        </table:table-row>
        <table:table-row table:style-name="ro27">
          <table:table-cell/>
          <table:table-cell table:style-name="ce1773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73"/>
          <table:table-cell table:number-columns-repeated="16382"/>
        </table:table-row>
        <table:table-row table:style-name="ro22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1" table:default-cell-style-name="ce352"/>
        <table:table-column table:style-name="co14" table:number-columns-repeated="16383" table:default-cell-style-name="ce352"/>
        <table:table-row table:style-name="ro1">
          <table:table-cell table:style-name="ce1774" office:value-type="string" calcext:value-type="string">
            <text:p>V8.3.3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fejlesztés próba segédtáblázat (Misztikus lap)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Vérteknél legördülő menüből sok érték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SFÉ számítása automatikus</text:p>
          </table:table-cell>
          <table:table-cell table:style-name="ce1510" table:number-columns-repeated="16383"/>
        </table:table-row>
        <table:table-row table:style-name="ro1">
          <table:table-cell table:style-name="ce1775" office:value-type="string" calcext:value-type="string">
            <text:p>* Hátterek átalakítása SzP oszlopokkal</text:p>
          </table:table-cell>
          <table:table-cell table:style-name="ce1510" table:number-columns-repeated="16383"/>
        </table:table-row>
        <table:table-row table:style-name="ro2" table:number-rows-repeated="2">
          <table:table-cell table:style-name="ce1775"/>
          <table:table-cell table:style-name="ce1510" table:number-columns-repeated="16383"/>
        </table:table-row>
        <table:table-row table:style-name="ro1">
          <table:table-cell table:style-name="ce1774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75"/>
          <table:table-cell table:style-name="Default" table:number-columns-repeated="16383"/>
        </table:table-row>
        <table:table-row table:style-name="ro1">
          <table:table-cell table:style-name="ce1774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75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zekunder képzettségek maximuma: (szint x <text:span text:style-name="T35">6</text:span>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75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75"/>
          <table:table-cell table:number-columns-repeated="16383"/>
        </table:table-row>
        <table:table-row table:style-name="ro1">
          <table:table-cell table:style-name="ce1774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8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81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:</text:span><text:span text:style-name="T36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<text:span text:style-name="T1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Kiegészítő KP / Szint: (</text:span><text:span text:style-name="T37">20</text:span><text:span text:style-name="T36">+Emlékezet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1 HM = 4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Új]</text:span>: Erőbónusz beszámít: (Erő/2) <text:span text:style-name="T38">→ </text:span><text:span text:style-name="T39">lefelé</text:span><text:span text:style-name="T38"> kerekítve</text:span>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76" office:value-type="string" calcext:value-type="string">
            <text:p>* <text:span text:style-name="T18">[Változás]:</text:span><text:span text:style-name="T3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7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83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8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1"> </text:span><text:span text:style-name="T40">→</text:span><text:span text:style-name="T11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0">→</text:span><text:span text:style-name="T11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0">→</text:span><text:span text:style-name="T11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1">  </text:span><text:span text:style-name="T40">→</text:span><text:span text:style-name="T11"> Külső</text:span></text:p>
          </table:table-cell>
          <table:table-cell table:number-columns-repeated="16383"/>
        </table:table-row>
        <table:table-row table:style-name="ro2">
          <table:table-cell table:style-name="ce1776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7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9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84"/>
          <table:table-cell table:number-columns-repeated="16383"/>
        </table:table-row>
        <table:table-row table:style-name="ro2">
          <table:table-cell table:style-name="ce1777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84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9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7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2" table:default-cell-style-name="ce1450"/>
        <table:table-column table:style-name="co83" table:default-cell-style-name="ce1450"/>
        <table:table-column table:style-name="co84" table:default-cell-style-name="ce1450"/>
        <table:table-column table:style-name="co85" table:default-cell-style-name="ce1450"/>
        <table:table-column table:style-name="co84" table:default-cell-style-name="ce1450"/>
        <table:table-column table:style-name="co39" table:default-cell-style-name="ce1450"/>
        <table:table-column table:style-name="co86" table:default-cell-style-name="ce1450"/>
        <table:table-column table:style-name="co87" table:default-cell-style-name="ce1450"/>
        <table:table-column table:style-name="co88" table:default-cell-style-name="ce1450"/>
        <table:table-column table:style-name="co89" table:default-cell-style-name="ce1450"/>
        <table:table-column table:style-name="co90" table:default-cell-style-name="ce1450"/>
        <table:table-column table:style-name="co91" table:default-cell-style-name="ce1450"/>
        <table:table-column table:style-name="co25" table:default-cell-style-name="ce1450"/>
        <table:table-column table:style-name="co92" table:default-cell-style-name="ce1450"/>
        <table:table-column table:style-name="co93" table:default-cell-style-name="ce1450"/>
        <table:table-column table:style-name="co94" table:default-cell-style-name="ce1450"/>
        <table:table-column table:style-name="co95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4"/>
          <table:covered-table-cell table:style-name="ce1563"/>
          <table:covered-table-cell table:style-name="ce1647"/>
          <table:covered-table-cell table:style-name="ce1698"/>
          <table:covered-table-cell table:number-columns-repeated="6" table:style-name="ce1647"/>
          <table:covered-table-cell table:number-columns-repeated="3" table:style-name="ce1756"/>
          <table:covered-table-cell table:style-name="ce1647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554"/>
          <table:table-cell table:style-name="ce1563"/>
          <table:table-cell table:style-name="ce1647"/>
          <table:table-cell table:style-name="ce1698"/>
          <table:table-cell table:style-name="ce1647" table:number-columns-repeated="6"/>
          <table:table-cell table:style-name="ce1756" table:number-columns-repeated="3"/>
          <table:table-cell table:style-name="ce1647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528" office:value-type="string" calcext:value-type="string">
            <text:p>Szint</text:p>
          </table:table-cell>
          <table:table-cell table:style-name="ce1528" office:value-type="string" calcext:value-type="string" table:number-columns-spanned="2" table:number-rows-spanned="1">
            <text:p>Átfogó</text:p>
          </table:table-cell>
          <table:covered-table-cell table:style-name="ce1528"/>
          <table:table-cell table:style-name="ce1528" office:value-type="string" calcext:value-type="string" table:number-columns-spanned="2" table:number-rows-spanned="1">
            <text:p>Átlagos</text:p>
          </table:table-cell>
          <table:covered-table-cell table:style-name="ce1528"/>
          <table:table-cell table:style-name="Default" table:number-columns-repeated="2"/>
          <table:table-cell table:style-name="ce379" table:number-columns-repeated="4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51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9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51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1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61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1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61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1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61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51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61"/>
          <table:table-cell table:style-name="ce171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51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51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0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6"/>
          <table:table-cell table:number-columns-repeated="240"/>
        </table:table-row>
        <table:table-row table:style-name="ro2">
          <table:table-cell table:style-name="ce151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61"/>
          <table:table-cell table:style-name="ce1419" office:value-type="string" calcext:value-type="string">
            <text:p>CÉ konstans</text:p>
          </table:table-cell>
          <table:table-cell table:style-name="ce1331" table:content-validation-name="val177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/>
          <table:table-cell table:style-name="ce1536" office:value-type="float" office:value="0" calcext:value-type="float">
            <text:p>0</text:p>
          </table:table-cell>
          <table:table-cell table:style-name="ce1536" office:value-type="float" office:value="-10" calcext:value-type="float">
            <text:p>-10</text:p>
          </table:table-cell>
          <table:table-cell table:style-name="ce1536" office:value-type="float" office:value="-20" calcext:value-type="float">
            <text:p>-20</text:p>
          </table:table-cell>
          <table:table-cell table:style-name="ce153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51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51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61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51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535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1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516"/>
          <table:table-cell table:style-name="ce1535" table:number-columns-repeated="3"/>
          <table:table-cell table:style-name="ce1761"/>
          <table:table-cell table:style-name="ce1291"/>
          <table:table-cell table:style-name="ce1298"/>
          <table:table-cell table:style-name="ce1291"/>
          <table:table-cell table:style-name="ce1761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1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516"/>
          <table:table-cell table:number-columns-repeated="3"/>
          <table:table-cell table:style-name="ce1761"/>
          <table:table-cell table:number-columns-repeated="3"/>
          <table:table-cell table:style-name="ce1761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36"/>
          <table:table-cell table:style-name="ce153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5" office:value-type="string" calcext:value-type="string">
            <text:p>Egyik HM nagyobb lehet</text:p>
          </table:table-cell>
          <table:table-cell table:style-name="ce1726" table:content-validation-name="val175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65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65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65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65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65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65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65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65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65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65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65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26" office:value-type="string" calcext:value-type="string">
            <text:p>Erőbónusz</text:p>
          </table:table-cell>
          <table:table-cell table:style-name="ce1726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2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2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43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60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60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536" office:value-type="string" calcext:value-type="string">
            <text:p>Erőbónusz</text:p>
          </table:table-cell>
          <table:table-cell table:style-name="ce1536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54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516"/>
          <table:table-cell table:number-columns-repeated="2"/>
          <table:table-cell table:style-name="ce1546" office:value-type="string" calcext:value-type="string">
            <text:p>Fok</text:p>
          </table:table-cell>
          <table:table-cell table:style-name="ce154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0" calcext:value-type="float">
            <text:p>0</text:p>
          </table:table-cell>
          <table:table-cell table:style-name="ce157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6"/>
          <table:table-cell/>
          <table:table-cell table:style-name="ce154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516"/>
          <table:table-cell table:style-name="ce1485"/>
          <table:table-cell/>
          <table:table-cell table:style-name="ce1536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6"/>
          <table:table-cell/>
          <table:table-cell table:style-name="ce1546" office:value-type="string" calcext:value-type="string">
            <text:p>Fok</text:p>
          </table:table-cell>
          <table:table-cell table:style-name="ce1546" office:value-type="string" calcext:value-type="string">
            <text:p>Sebesség bónusz</text:p>
          </table:table-cell>
          <table:table-cell table:style-name="ce154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6"/>
          <table:table-cell table:number-columns-repeated="2"/>
          <table:table-cell table:style-name="ce1536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516"/>
          <table:table-cell table:number-columns-repeated="5"/>
          <table:table-cell table:style-name="ce1761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516"/>
          <table:table-cell table:number-columns-repeated="4"/>
          <table:table-cell table:style-name="ce170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516"/>
          <table:table-cell table:style-name="ce1540" office:value-type="string" calcext:value-type="string" table:number-columns-spanned="2" table:number-rows-spanned="1">
            <text:p>Pajzs</text:p>
          </table:table-cell>
          <table:covered-table-cell/>
          <table:table-cell table:style-name="ce1540" office:value-type="string" calcext:value-type="string">
            <text:p>VÉ</text:p>
          </table:table-cell>
          <table:table-cell table:style-name="ce154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549" table:content-validation-name="val17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76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61"/>
          <table:table-cell table:style-name="ce1546" table:content-validation-name="val176" office:value-type="string" calcext:value-type="string">
            <text:p>Fok</text:p>
          </table:table-cell>
          <table:table-cell table:style-name="ce1546" table:content-validation-name="val176" office:value-type="string" calcext:value-type="string">
            <text:p>Bónusz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0" calcext:value-type="float">
            <text:p>0</text:p>
          </table:table-cell>
          <table:table-cell table:style-name="ce1341" table:content-validation-name="val176" office:value-type="float" office:value="0" calcext:value-type="float">
            <text:p>0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61"/>
          <table:table-cell table:style-name="ce507" table:content-validation-name="val176" office:value-type="float" office:value="1" calcext:value-type="float">
            <text:p>1</text:p>
          </table:table-cell>
          <table:table-cell table:style-name="ce1341" table:content-validation-name="val176" office:value-type="float" office:value="1" calcext:value-type="float">
            <text:p>1</text:p>
          </table:table-cell>
          <table:table-cell table:style-name="ce697"/>
          <table:table-cell table:style-name="ce1790"/>
          <table:table-cell table:number-columns-repeated="243"/>
        </table:table-row>
        <table:table-row table:style-name="ro2">
          <table:table-cell table:style-name="ce1516"/>
          <table:table-cell table:number-columns-repeated="7"/>
          <table:table-cell table:style-name="ce1761"/>
          <table:table-cell table:style-name="ce697" table:number-columns-repeated="3"/>
          <table:table-cell table:style-name="ce1790"/>
          <table:table-cell table:number-columns-repeated="243"/>
        </table:table-row>
        <table:table-row table:style-name="ro2">
          <table:table-cell table:style-name="ce1516" table:content-validation-name="val54"/>
          <table:table-cell table:style-name="ce1543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60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697" table:content-validation-name="val54"/>
          <table:table-cell table:style-name="ce697" table:content-validation-name="val54"/>
          <table:table-cell table:style-name="ce1790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46" table:content-validation-name="val54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4"/>
          <table:table-cell table:style-name="ce1546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4"/>
          <table:table-cell table:content-validation-name="val54" table:number-columns-repeated="3"/>
          <table:table-cell table:style-name="ce1546" table:content-validation-name="val54" office:value-type="string" calcext:value-type="string">
            <text:p>Fegyver</text:p>
          </table:table-cell>
          <table:table-cell table:style-name="ce1546" table:content-validation-name="val54" office:value-type="string" calcext:value-type="string">
            <text:p>Mf Innen számít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572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572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572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697" table:content-validation-name="val54" table:number-columns-repeated="3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6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572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761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ce1516" table:content-validation-name="val54"/>
          <table:table-cell table:style-name="ce1535" table:content-validation-name="val54" table:number-columns-repeated="3"/>
          <table:table-cell table:style-name="ce1761" table:content-validation-name="val54"/>
          <table:table-cell table:style-name="ce1294" table:content-validation-name="val54"/>
          <table:table-cell table:style-name="ce1761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697" table:content-validation-name="val54"/>
          <table:table-cell table:style-name="ce1790" table:content-validation-name="val54"/>
          <table:table-cell table:style-name="ce1797" table:content-validation-name="val54" table:number-columns-repeated="2"/>
          <table:table-cell table:style-name="ce1761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549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590" table:content-validation-name="val54"/>
          <table:covered-table-cell table:style-name="ce697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575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575" table:content-validation-name="val54"/>
          <table:table-cell table:style-name="ce1575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575" table:content-validation-name="val54" office:value-type="string" calcext:value-type="string">
            <text:p>Szúró</text:p>
          </table:table-cell>
          <table:table-cell table:style-name="ce1575" table:content-validation-name="val54" office:value-type="string" calcext:value-type="string">
            <text:p>Vágó</text:p>
          </table:table-cell>
          <table:table-cell table:style-name="ce1575" table:content-validation-name="val54" office:value-type="string" calcext:value-type="string">
            <text:p>Zúzó</text:p>
          </table:table-cell>
          <table:table-cell table:style-name="ce1575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553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553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553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53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553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575" table:content-validation-name="val54" office:value-type="string" calcext:value-type="string">
            <text:p>SFÉ</text:p>
          </table:table-cell>
          <table:table-cell table:style-name="ce1575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575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516"/>
          <table:table-cell table:style-name="Default" table:number-columns-repeated="4"/>
          <table:table-cell table:style-name="ce932"/>
          <table:table-cell table:style-name="ce1761" table:number-columns-repeated="6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 table:number-rows-repeated="65305">
          <table:table-cell table:style-name="ce1516"/>
          <table:table-cell table:style-name="ce1535" table:number-columns-repeated="3"/>
          <table:table-cell table:style-name="ce1761"/>
          <table:table-cell table:style-name="ce932"/>
          <table:table-cell table:style-name="ce1761" table:number-columns-repeated="6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516"/>
          <table:table-cell table:style-name="ce1535" table:number-columns-repeated="3"/>
          <table:table-cell table:style-name="ce1761"/>
          <table:table-cell table:number-columns-repeated="4"/>
          <table:table-cell table:style-name="ce1761" table:number-columns-repeated="3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>
          <table:table-cell table:style-name="ce1516"/>
          <table:table-cell table:number-columns-repeated="8"/>
          <table:table-cell table:style-name="ce1761" table:number-columns-repeated="3"/>
          <table:table-cell table:style-name="ce1739"/>
          <table:table-cell table:style-name="ce1797" table:number-columns-repeated="2"/>
          <table:table-cell table:style-name="ce1761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6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Data.$B$5:.$G$5"/>
        <table:named-range table:name="KP_táblázat" table:base-cell-address="$Alapértékek.$L$28" table:cell-range-address="$Data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2" table:target-range-address="Data.K72:Data.O78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pancel_strukturak_nev2" table:target-range-address="Data.K72:Data.K78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00.00.00</text:date>, <text:time style:data-style-name="N2" text:time-value="19:35:29.92729096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AARCH64 LibreOffice_project/d56cc158d8a96260b836f100ef4b4ef25d6f1a01</meta:generator>
    <dc:date>2024-05-10T22:39:34.982784816</dc:date>
    <meta:editing-cycles>535</meta:editing-cycles>
    <meta:editing-duration>P2DT20H56M55S</meta:editing-duration>
    <meta:document-statistic meta:table-count="11" meta:cell-count="31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